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654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3634in"/>
    </style:style>
    <style:style style:name="co10" style:family="table-column">
      <style:table-column-properties fo:break-before="auto" style:column-width="1.5543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7626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1.511in"/>
    </style:style>
    <style:style style:name="co17" style:family="table-column">
      <style:table-column-properties fo:break-before="auto" style:column-width="1.5654in"/>
    </style:style>
    <style:style style:name="co18" style:family="table-column">
      <style:table-column-properties fo:break-before="auto" style:column-width="1.8819in"/>
    </style:style>
    <style:style style:name="co19" style:family="table-column">
      <style:table-column-properties fo:break-before="auto" style:column-width="0.9173in"/>
    </style:style>
    <style:style style:name="co20" style:family="table-column">
      <style:table-column-properties fo:break-before="auto" style:column-width="0.6791in"/>
    </style:style>
    <style:style style:name="co21" style:family="table-column">
      <style:table-column-properties fo:break-before="auto" style:column-width="1.7984in"/>
    </style:style>
    <style:style style:name="co22" style:family="table-column">
      <style:table-column-properties fo:break-before="auto" style:column-width="2.3264in"/>
    </style:style>
    <style:style style:name="co23" style:family="table-column">
      <style:table-column-properties fo:break-before="auto" style:column-width="1.0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9807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6374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0.5965in"/>
    </style:style>
    <style:style style:name="co30" style:family="table-column">
      <style:table-column-properties fo:break-before="auto" style:column-width="0.8555in"/>
    </style:style>
    <style:style style:name="co31" style:family="table-column">
      <style:table-column-properties fo:break-before="auto" style:column-width="0.4827in"/>
    </style:style>
    <style:style style:name="co32" style:family="table-column">
      <style:table-column-properties fo:break-before="auto" style:column-width="0.5547in"/>
    </style:style>
    <style:style style:name="co33" style:family="table-column">
      <style:table-column-properties fo:break-before="auto" style:column-width="0.5028in"/>
    </style:style>
    <style:style style:name="co34" style:family="table-column">
      <style:table-column-properties fo:break-before="auto" style:column-width="0.6898in"/>
    </style:style>
    <style:style style:name="co35" style:family="table-column">
      <style:table-column-properties fo:break-before="auto" style:column-width="0.5862in"/>
    </style:style>
    <style:style style:name="co36" style:family="table-column">
      <style:table-column-properties fo:break-before="auto" style:column-width="2.7008in"/>
    </style:style>
    <style:style style:name="co37" style:family="table-column">
      <style:table-column-properties fo:break-before="auto" style:column-width="1.9543in"/>
    </style:style>
    <style:style style:name="co38" style:family="table-column">
      <style:table-column-properties fo:break-before="auto" style:column-width="2.7626in"/>
    </style:style>
    <style:style style:name="co39" style:family="table-column">
      <style:table-column-properties fo:break-before="auto" style:column-width="2.5244in"/>
    </style:style>
    <style:style style:name="co40" style:family="table-column">
      <style:table-column-properties fo:break-before="auto" style:column-width="2.1409in"/>
    </style:style>
    <style:style style:name="co41" style:family="table-column">
      <style:table-column-properties fo:break-before="auto" style:column-width="1.0728in"/>
    </style:style>
    <style:style style:name="co42" style:family="table-column">
      <style:table-column-properties fo:break-before="auto" style:column-width="1.7264in"/>
    </style:style>
    <style:style style:name="co43" style:family="table-column">
      <style:table-column-properties fo:break-before="auto" style:column-width="1.5602in"/>
    </style:style>
    <style:style style:name="co44" style:family="table-column">
      <style:table-column-properties fo:break-before="auto" style:column-width="2.5453in"/>
    </style:style>
    <style:style style:name="co45" style:family="table-column">
      <style:table-column-properties fo:break-before="auto" style:column-width="2.5138in"/>
    </style:style>
    <style:style style:name="co46" style:family="table-column">
      <style:table-column-properties fo:break-before="auto" style:column-width="0.5339in"/>
    </style:style>
    <style:style style:name="co47" style:family="table-column">
      <style:table-column-properties fo:break-before="auto" style:column-width="0.8866in"/>
    </style:style>
    <style:style style:name="co48" style:family="table-column">
      <style:table-column-properties fo:break-before="auto" style:column-width="0.6689in"/>
    </style:style>
    <style:style style:name="co49" style:family="table-column">
      <style:table-column-properties fo:break-before="auto" style:column-width="4.1811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0.8362in"/>
    </style:style>
    <style:style style:name="co52" style:family="table-column">
      <style:table-column-properties fo:break-before="auto" style:column-width="0.8138in"/>
    </style:style>
    <style:style style:name="co53" style:family="table-column">
      <style:table-column-properties fo:break-before="auto" style:column-width="0.3783in"/>
    </style:style>
    <style:style style:name="co54" style:family="table-column">
      <style:table-column-properties fo:break-before="auto" style:column-width="0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uil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uilder-name</text:p>
          </table:table-cell>
          <table:table-cell office:value-type="string" calcext:value-type="string">
            <text:p>code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-link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-type</text:p>
          </table:table-cell>
          <table:table-cell office:value-type="string" calcext:value-type="string">
            <text:p>ram-link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s used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es-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2x Xeon E5-2670</text:p>
          </table:table-cell>
          <table:table-cell office:value-type="string" calcext:value-type="string">
            <text:p>https://ark.intel.com/content/www/us/en/ark/products/64595/intel-xeon-processor-e5-2670-20m-cache-2-60-ghz-8-00-gt-s-intel-qpi.ht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 RDIMM</text:p>
          </table:table-cell>
          <table:table-cell office:value-type="string" calcext:value-type="string">
            <text:p>M393B1K70DH0-YK0</text:p>
          </table:table-cell>
          <table:table-cell office:value-type="string" calcext:value-type="string">
            <text:p>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8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DELL PERC H710P</text:p>
          </table:table-cell>
          <table:table-cell office:value-type="string" calcext:value-type="string">
            <text:p>6x 300GB SAS 6Gb/s 15K RPM</text:p>
          </table:table-cell>
          <table:table-cell office:value-type="string" calcext:value-type="string">
            <text:p>Seagate ST9300653SS</text:p>
          </table:table-cell>
          <table:table-cell office:value-type="string" calcext:value-type="string">
            <text:p>ext4; nobarrier;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DELL PowerEdge R620</text:p>
          </table:table-cell>
          <table:table-cell office:value-type="string" calcext:value-type="string">
            <text:p>https://www.dell.com/downloads/global/products/pedge/en/Dell_PowerEdge_R620_Spec_Sheet.pd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SMALL BUILD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Xeon</text:p>
          </table:table-cell>
          <table:table-cell office:value-type="string" calcext:value-type="string">
            <text:p>herb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1"/>
          <table:table-cell office:value-type="string" calcext:value-type="string">
            <text:p>Ubuntu 1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AMD Ryzen 5 1600AF</text:p>
          </table:table-cell>
          <table:table-cell office:value-type="string" calcext:value-type="string">
            <text:p>https://www.amd.com/en/products/cpu/amd-ryzen-5-1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-3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kingston.com/dataSheets/HX432C16PB3K2_16.pd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x8G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TB Gigabyte Aorus NVMe Gen4 (Running Gen3 x4)</text:p>
          </table:table-cell>
          <table:table-cell office:value-type="string" calcext:value-type="string">
            <text:p>https://www.gigabyte.com/cz/Solid-State-Drive/AORUS-NVMe-Gen4-SSD-2TB#kf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MSI B450-A PRO MAX</text:p>
          </table:table-cell>
          <table:table-cell office:value-type="string" calcext:value-type="string">
            <text:p>https://www.msi.com/Motherboard/B450-A-PRO-MAX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herrie</text:p>
          </table:table-cell>
          <table:table-cell office:value-type="string" calcext:value-type="string">
            <text:p>AMD TR 2990WX</text:p>
          </table:table-cell>
          <table:table-cell office:value-type="string" calcext:value-type="string">
            <text:p>https://www.amd.com/en/products/cpu/amd-ryzen-threadripper-2990w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0-4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amazon.de/gp/product/B077HYB2JP/ref=ppx_yo_dt_b_asin_title_o01_s00?ie=UTF8&amp;psc=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x16G 2R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TB NVME Sandisk Extreme Pr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Ubuntu 18.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rock X399 Taichi</text:p>
          </table:table-cell>
          <table:table-cell office:value-type="string" calcext:value-type="string">
            <text:p>http://www.asrock.com/mb/AMD/X399%20Taichi/index.asp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beastling-64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</text:p>
          </table:table-cell>
          <table:table-cell office:value-type="string" calcext:value-type="string">
            <text:p>beastling-128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90x-128gb</text:p>
          </table:table-cell>
          <table:table-cell office:value-type="string" calcext:value-type="string">
            <text:p>BEASTLING</text:p>
          </table:table-cell>
          <table:table-cell office:value-type="string" calcext:value-type="string">
            <text:p>AMD TR 3990X</text:p>
          </table:table-cell>
          <table:table-cell office:value-type="string" calcext:value-type="string">
            <text:p>https://www.amd.com/en/products/cpu/amd-ryzen-threadripper-3990x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9-4.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502P anyone?</text:p>
          </table:table-cell>
          <table:table-cell office:value-type="string" calcext:value-type="string">
            <text:p>beast/4</text:p>
          </table:table-cell>
          <table:table-cell office:value-type="string" calcext:value-type="string">
            <text:p>AMD EPYC 7502P</text:p>
          </table:table-cell>
          <table:table-cell office:value-type="string" calcext:value-type="string">
            <text:p>https://www.amd.com/en/products/cpu/amd-epyc-7502p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5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702P anyone?</text:p>
          </table:table-cell>
          <table:table-cell office:value-type="string" calcext:value-type="string">
            <text:p>beast/2</text:p>
          </table:table-cell>
          <table:table-cell office:value-type="string" calcext:value-type="string">
            <text:p>AMD EPYC 7702P</text:p>
          </table:table-cell>
          <table:table-cell office:value-type="string" calcext:value-type="string">
            <text:p>https://www.amd.com/en/products/cpu/amd-epyc-7702p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0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Epyc-7745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MD EPYC 7742</text:p>
          </table:table-cell>
          <table:table-cell office:value-type="string" calcext:value-type="string">
            <text:p>https://www.amd.com/en/products/cpu/amd-epyc-774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.25-3.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ttps://www.nemixram.com/32gb-1-x-32gb-ddr4-2666-pc4-21300-ecc-registered-memorymr21300-324k01-g.ht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32G</text:p>
          </table:table-cell>
          <table:table-cell office:value-type="float" office:value="2666" calcext:value-type="float">
            <text:p>2666</text:p>
          </table:table-cell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Gigabyte R282-Z93</text:p>
          </table:table-cell>
          <table:table-cell office:value-type="string" calcext:value-type="string">
            <text:p>https://www.gigabyte.com/cz/Rack-Server/R282-Z93-rev-100#ov</text:p>
          </table:table-cell>
          <table:table-cell office:value-type="string" calcext:value-type="string">
            <text:p>---</text:p>
          </table:table-cell>
        </table:table-row>
      </table:table>
      <table:table table:name="table.time.init" table:style-name="ta1"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1-init</text:p>
          </table:table-cell>
          <table:table-cell office:value-type="float" office:value="31.67" calcext:value-type="float">
            <text:p>31.67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0:56.7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36" calcext:value-type="float">
            <text:p>130336</text:p>
          </table:table-cell>
          <table:table-cell office:value-type="float" office:value="47336" calcext:value-type="float">
            <text:p>47336</text:p>
          </table:table-cell>
          <table:table-cell office:value-type="float" office:value="679064" calcext:value-type="float">
            <text:p>679064</text:p>
          </table:table-cell>
          <table:table-cell office:value-type="float" office:value="17" calcext:value-type="float">
            <text:p>17</text:p>
          </table:table-cell>
          <table:table-cell office:value-type="float" office:value="186885" calcext:value-type="float">
            <text:p>1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:04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2" calcext:value-type="float">
            <text:p>32292</text:p>
          </table:table-cell>
          <table:table-cell office:value-type="float" office:value="5816" calcext:value-type="float">
            <text:p>5816</text:p>
          </table:table-cell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:5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8" calcext:value-type="float">
            <text:p>29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1-init</text:p>
          </table:table-cell>
          <table:table-cell office:value-type="float" office:value="30.46" calcext:value-type="float">
            <text:p>30.4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:09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7560" calcext:value-type="float">
            <text:p>7560</text:p>
          </table:table-cell>
          <table:table-cell office:value-type="float" office:value="723176" calcext:value-type="float">
            <text:p>723176</text:p>
          </table:table-cell>
          <table:table-cell office:value-type="float" office:value="14" calcext:value-type="float">
            <text:p>14</text:p>
          </table:table-cell>
          <table:table-cell office:value-type="float" office:value="176985" calcext:value-type="float">
            <text:p>17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:56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2" calcext:value-type="float">
            <text:p>31752</text:p>
          </table:table-cell>
          <table:table-cell office:value-type="float" office:value="7488" calcext:value-type="float">
            <text:p>7488</text:p>
          </table:table-cell>
          <table:table-cell office:value-type="float" office:value="2816" calcext:value-type="float">
            <text:p>2816</text:p>
          </table:table-cell>
          <table:table-cell office:value-type="float" office:value="17" calcext:value-type="float">
            <text:p>17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float" office:value="6.84" calcext:value-type="float">
            <text:p>6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:0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6" calcext:value-type="float">
            <text:p>29336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1-init</text:p>
          </table:table-cell>
          <table:table-cell office:value-type="float" office:value="30.6" calcext:value-type="float">
            <text:p>30.6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1:06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56" calcext:value-type="float">
            <text:p>13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65" calcext:value-type="float">
            <text:p>18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7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" calcext:value-type="float">
            <text:p>31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4" calcext:value-type="float">
            <text:p>1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float" office:value="6.37" calcext:value-type="float">
            <text:p>6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8:54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23" calcext:value-type="float">
            <text:p>2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1-init</text:p>
          </table:table-cell>
          <table:table-cell office:value-type="float" office:value="28.02" calcext:value-type="float">
            <text:p>28.0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0:43.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8" calcext:value-type="float">
            <text:p>131748</text:p>
          </table:table-cell>
          <table:table-cell office:value-type="float" office:value="6640" calcext:value-type="float">
            <text:p>6640</text:p>
          </table:table-cell>
          <table:table-cell office:value-type="float" office:value="679064" calcext:value-type="float">
            <text:p>679064</text:p>
          </table:table-cell>
          <table:table-cell office:value-type="float" office:value="14" calcext:value-type="float">
            <text:p>14</text:p>
          </table:table-cell>
          <table:table-cell office:value-type="float" office:value="178147" calcext:value-type="float">
            <text:p>17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4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8" calcext:value-type="float">
            <text:p>31708</text:p>
          </table:table-cell>
          <table:table-cell office:value-type="float" office:value="4720" calcext:value-type="float">
            <text:p>4720</text:p>
          </table:table-cell>
          <table:table-cell office:value-type="float" office:value="2704" calcext:value-type="float">
            <text:p>2704</text:p>
          </table:table-cell>
          <table:table-cell office:value-type="float" office:value="9" calcext:value-type="float">
            <text:p>9</text:p>
          </table:table-cell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8:59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207" calcext:value-type="float">
            <text:p>2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1-init</text:p>
          </table:table-cell>
          <table:table-cell office:value-type="float" office:value="20.4" calcext:value-type="float">
            <text:p>20.4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:39.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16" calcext:value-type="float">
            <text:p>131816</text:p>
          </table:table-cell>
          <table:table-cell office:value-type="float" office:value="0" calcext:value-type="float">
            <text:p>0</text:p>
          </table:table-cell>
          <table:table-cell office:value-type="float" office:value="505040" calcext:value-type="float">
            <text:p>505040</text:p>
          </table:table-cell>
          <table:table-cell office:value-type="float" office:value="0" calcext:value-type="float">
            <text:p>0</text:p>
          </table:table-cell>
          <table:table-cell office:value-type="float" office:value="112201" calcext:value-type="float">
            <text:p>11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2-build-test</text:p>
          </table:table-cell>
          <table:table-cell office:value-type="float" office:value="0.47" calcext:value-type="float">
            <text:p>0.4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:43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027" calcext:value-type="float">
            <text:p>1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3-fetch</text:p>
          </table:table-cell>
          <table:table-cell office:value-type="float" office:value="4.73" calcext:value-type="float">
            <text:p>4.73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6:34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60" calcext:value-type="float">
            <text:p>2946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0070" calcext:value-type="float">
            <text:p>2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1-init</text:p>
          </table:table-cell>
          <table:table-cell office:value-type="float" office:value="26.17" calcext:value-type="float">
            <text:p>26.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1:31.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79" calcext:value-type="float">
            <text:p>17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65" calcext:value-type="float">
            <text:p>0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3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float" office:value="6.85" calcext:value-type="float">
            <text:p>6.8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3:0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3" calcext:value-type="float">
            <text:p>2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1-init</text:p>
          </table:table-cell>
          <table:table-cell office:value-type="float" office:value="27.12" calcext:value-type="float">
            <text:p>27.12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1:45.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8" calcext:value-type="float">
            <text:p>135888</text:p>
          </table:table-cell>
          <table:table-cell office:value-type="float" office:value="33696" calcext:value-type="float">
            <text:p>33696</text:p>
          </table:table-cell>
          <table:table-cell office:value-type="float" office:value="723296" calcext:value-type="float">
            <text:p>723296</text:p>
          </table:table-cell>
          <table:table-cell office:value-type="float" office:value="14" calcext:value-type="float">
            <text:p>14</text:p>
          </table:table-cell>
          <table:table-cell office:value-type="float" office:value="176321" calcext:value-type="float">
            <text:p>176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5112" calcext:value-type="float">
            <text:p>5112</text:p>
          </table:table-cell>
          <table:table-cell office:value-type="float" office:value="3368" calcext:value-type="float">
            <text:p>3368</text:p>
          </table:table-cell>
          <table:table-cell office:value-type="float" office:value="11" calcext:value-type="float">
            <text:p>11</text:p>
          </table:table-cell>
          <table:table-cell office:value-type="float" office:value="18957" calcext:value-type="float">
            <text:p>1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float" office:value="6.79" calcext:value-type="float">
            <text:p>6.7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4: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1-init</text:p>
          </table:table-cell>
          <table:table-cell office:value-type="float" office:value="20.65" calcext:value-type="float">
            <text:p>20.65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3:13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36" calcext:value-type="float">
            <text:p>135436</text:p>
          </table:table-cell>
          <table:table-cell office:value-type="float" office:value="19264" calcext:value-type="float">
            <text:p>19264</text:p>
          </table:table-cell>
          <table:table-cell office:value-type="float" office:value="713648" calcext:value-type="float">
            <text:p>713648</text:p>
          </table:table-cell>
          <table:table-cell office:value-type="float" office:value="64" calcext:value-type="float">
            <text:p>64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:0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7072" calcext:value-type="float">
            <text:p>7072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office:value-type="float" office:value="20309" calcext:value-type="float">
            <text:p>2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9: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0" calcext:value-type="float">
            <text:p>29400</text:p>
          </table:table-cell>
          <table:table-cell office:value-type="float" office:value="136" calcext:value-type="float">
            <text:p>136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1-init</text:p>
          </table:table-cell>
          <table:table-cell office:value-type="float" office:value="18.27" calcext:value-type="float">
            <text:p>18.27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3:21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28" calcext:value-type="float">
            <text:p>132028</text:p>
          </table:table-cell>
          <table:table-cell office:value-type="float" office:value="19304" calcext:value-type="float">
            <text:p>19304</text:p>
          </table:table-cell>
          <table:table-cell office:value-type="float" office:value="679936" calcext:value-type="float">
            <text:p>679936</text:p>
          </table:table-cell>
          <table:table-cell office:value-type="float" office:value="56" calcext:value-type="float">
            <text:p>56</text:p>
          </table:table-cell>
          <table:table-cell office:value-type="float" office:value="189877" calcext:value-type="float">
            <text:p>18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7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32" calcext:value-type="float">
            <text:p>31932</text:p>
          </table:table-cell>
          <table:table-cell office:value-type="float" office:value="3496" calcext:value-type="float">
            <text:p>3496</text:p>
          </table:table-cell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19872" calcext:value-type="float">
            <text:p>19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float" office:value="3.58" calcext:value-type="float">
            <text:p>3.58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4:06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6" calcext:value-type="float">
            <text:p>29236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8656" calcext:value-type="float">
            <text:p>1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1-init</text:p>
          </table:table-cell>
          <table:table-cell office:value-type="float" office:value="16.44" calcext:value-type="float">
            <text:p>16.4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0:56.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68" calcext:value-type="float">
            <text:p>19768</text:p>
          </table:table-cell>
          <table:table-cell office:value-type="float" office:value="679584" calcext:value-type="float">
            <text:p>679584</text:p>
          </table:table-cell>
          <table:table-cell office:value-type="float" office:value="66" calcext:value-type="float">
            <text:p>66</text:p>
          </table:table-cell>
          <table:table-cell office:value-type="float" office:value="126313" calcext:value-type="float">
            <text:p>12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office:value-type="float" office:value="3392" calcext:value-type="float">
            <text:p>3392</text:p>
          </table:table-cell>
          <table:table-cell office:value-type="float" office:value="2680" calcext:value-type="float">
            <text:p>2680</text:p>
          </table:table-cell>
          <table:table-cell office:value-type="float" office:value="9" calcext:value-type="float">
            <text:p>9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:11.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56" calcext:value-type="float">
            <text:p>29256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58" calcext:value-type="float">
            <text:p>1395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ime.build" table:style-name="ta1">
        <table:table-column table:style-name="co2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5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float" office:value="56.2" calcext:value-type="float">
            <text:p>56.2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5:23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8" calcext:value-type="float">
            <text:p>29288</text:p>
          </table:table-cell>
          <table:table-cell office:value-type="float" office:value="25120" calcext:value-type="float">
            <text:p>25120</text:p>
          </table:table-cell>
          <table:table-cell office:value-type="float" office:value="5912" calcext:value-type="float">
            <text:p>5912</text:p>
          </table:table-cell>
          <table:table-cell office:value-type="float" office:value="1393" calcext:value-type="float">
            <text:p>1393</text:p>
          </table:table-cell>
          <table:table-cell office:value-type="float" office:value="58885" calcext:value-type="float">
            <text:p>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</text:p>
          </table:table-cell>
          <table:table-cell office:value-type="float" office:value="57.09" calcext:value-type="float">
            <text:p>57.0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5:28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8" calcext:value-type="float">
            <text:p>29168</text:p>
          </table:table-cell>
          <table:table-cell office:value-type="float" office:value="38224" calcext:value-type="float">
            <text:p>38224</text:p>
          </table:table-cell>
          <table:table-cell office:value-type="float" office:value="6456" calcext:value-type="float">
            <text:p>6456</text:p>
          </table:table-cell>
          <table:table-cell office:value-type="float" office:value="1584" calcext:value-type="float">
            <text:p>1584</text:p>
          </table:table-cell>
          <table:table-cell office:value-type="float" office:value="58205" calcext:value-type="float">
            <text:p>5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</text:p>
          </table:table-cell>
          <table:table-cell office:value-type="float" office:value="56" calcext:value-type="float">
            <text:p>5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5:23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35328" calcext:value-type="float">
            <text:p>35328</text:p>
          </table:table-cell>
          <table:table-cell office:value-type="float" office:value="5968" calcext:value-type="float">
            <text:p>5968</text:p>
          </table:table-cell>
          <table:table-cell office:value-type="float" office:value="1684" calcext:value-type="float">
            <text:p>1684</text:p>
          </table:table-cell>
          <table:table-cell office:value-type="float" office:value="55198" calcext:value-type="float">
            <text:p>55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</text:p>
          </table:table-cell>
          <table:table-cell office:value-type="float" office:value="57.09" calcext:value-type="float">
            <text:p>57.0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7:3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4" calcext:value-type="float">
            <text:p>29004</text:p>
          </table:table-cell>
          <table:table-cell office:value-type="float" office:value="13480" calcext:value-type="float">
            <text:p>13480</text:p>
          </table:table-cell>
          <table:table-cell office:value-type="float" office:value="8424" calcext:value-type="float">
            <text:p>8424</text:p>
          </table:table-cell>
          <table:table-cell office:value-type="float" office:value="365" calcext:value-type="float">
            <text:p>365</text:p>
          </table:table-cell>
          <table:table-cell office:value-type="float" office:value="60432" calcext:value-type="float">
            <text:p>6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float" office:value="54.5" calcext:value-type="float">
            <text:p>54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2:18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4" calcext:value-type="float">
            <text:p>29444</text:p>
          </table:table-cell>
          <table:table-cell office:value-type="float" office:value="8" calcext:value-type="float">
            <text:p>8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54157" calcext:value-type="float">
            <text:p>54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</text:p>
          </table:table-cell>
          <table:table-cell office:value-type="float" office:value="57.5" calcext:value-type="float">
            <text:p>57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:38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office:value-type="float" office:value="8" calcext:value-type="float">
            <text:p>8</text:p>
          </table:table-cell>
          <table:table-cell office:value-type="float" office:value="7208" calcext:value-type="float">
            <text:p>7208</text:p>
          </table:table-cell>
          <table:table-cell office:value-type="float" office:value="0" calcext:value-type="float">
            <text:p>0</text:p>
          </table:table-cell>
          <table:table-cell office:value-type="float" office:value="59467" calcext:value-type="float">
            <text:p>59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</text:p>
          </table:table-cell>
          <table:table-cell office:value-type="float" office:value="57.05" calcext:value-type="float">
            <text:p>57.05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:17: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6304" calcext:value-type="float">
            <text:p>6304</text:p>
          </table:table-cell>
          <table:table-cell office:value-type="float" office:value="0" calcext:value-type="float">
            <text:p>0</text:p>
          </table:table-cell>
          <table:table-cell office:value-type="float" office:value="57022" calcext:value-type="float">
            <text:p>5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</text:p>
          </table:table-cell>
          <table:table-cell office:value-type="float" office:value="58.53" calcext:value-type="float">
            <text:p>58.5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4:53: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8" calcext:value-type="float">
            <text:p>29428</text:p>
          </table:table-cell>
          <table:table-cell office:value-type="float" office:value="8" calcext:value-type="float">
            <text:p>8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float" office:value="60264" calcext:value-type="float">
            <text:p>6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float" office:value="55.24" calcext:value-type="float">
            <text:p>55.24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18: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</text:p>
          </table:table-cell>
          <table:table-cell office:value-type="float" office:value="58.3" calcext:value-type="float">
            <text:p>58.3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:34: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84" calcext:value-type="float">
            <text:p>2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10" calcext:value-type="float">
            <text:p>5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</text:p>
          </table:table-cell>
          <table:table-cell office:value-type="float" office:value="56.68" calcext:value-type="float">
            <text:p>56.68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17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23" calcext:value-type="float">
            <text:p>5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</text:p>
          </table:table-cell>
          <table:table-cell office:value-type="float" office:value="57.56" calcext:value-type="float">
            <text:p>57.5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4:45: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float" office:value="54.16" calcext:value-type="float">
            <text:p>54.1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:19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2" calcext:value-type="float">
            <text:p>29312</text:p>
          </table:table-cell>
          <table:table-cell office:value-type="float" office:value="8" calcext:value-type="float">
            <text:p>8</text:p>
          </table:table-cell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  <table:table-cell office:value-type="float" office:value="49746" calcext:value-type="float">
            <text:p>4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</text:p>
          </table:table-cell>
          <table:table-cell office:value-type="float" office:value="57.84" calcext:value-type="float">
            <text:p>57.8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:33: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8" calcext:value-type="float">
            <text:p>8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</text:p>
          </table:table-cell>
          <table:table-cell office:value-type="float" office:value="55.96" calcext:value-type="float">
            <text:p>55.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2:17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0447" calcext:value-type="float">
            <text:p>5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</text:p>
          </table:table-cell>
          <table:table-cell office:value-type="float" office:value="57.93" calcext:value-type="float">
            <text:p>57.93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4:50: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8" calcext:value-type="float">
            <text:p>8</text:p>
          </table:table-cell>
          <table:table-cell office:value-type="float" office:value="9752" calcext:value-type="float">
            <text:p>9752</text:p>
          </table:table-cell>
          <table:table-cell office:value-type="float" office:value="0" calcext:value-type="float">
            <text:p>0</text:p>
          </table:table-cell>
          <table:table-cell office:value-type="float" office:value="59362" calcext:value-type="float">
            <text:p>59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4-build-all</text:p>
          </table:table-cell>
          <table:table-cell office:value-type="float" office:value="29.96" calcext:value-type="float">
            <text:p>29.96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:01: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72" calcext:value-type="float">
            <text:p>29472</text:p>
          </table:table-cell>
          <table:table-cell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0" calcext:value-type="float">
            <text:p>0</text:p>
          </table:table-cell>
          <table:table-cell office:value-type="float" office:value="39634" calcext:value-type="float">
            <text:p>39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5-build-8</text:p>
          </table:table-cell>
          <table:table-cell office:value-type="float" office:value="34.19" calcext:value-type="float">
            <text:p>34.19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1:03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32" calcext:value-type="float">
            <text:p>29432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office:value-type="float" office:value="45161" calcext:value-type="float">
            <text:p>45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6-build-16</text:p>
          </table:table-cell>
          <table:table-cell office:value-type="float" office:value="30.39" calcext:value-type="float">
            <text:p>30.39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1:01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8" calcext:value-type="float">
            <text:p>29488</text:p>
          </table:table-cell>
          <table:table-cell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office:value-type="float" office:value="0" calcext:value-type="float">
            <text:p>0</text:p>
          </table:table-cell>
          <table:table-cell office:value-type="float" office:value="39765" calcext:value-type="float">
            <text:p>39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float" office:value="56.91" calcext:value-type="float">
            <text:p>56.9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40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70" calcext:value-type="float">
            <text:p>55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</text:p>
          </table:table-cell>
          <table:table-cell office:value-type="float" office:value="58.43" calcext:value-type="float">
            <text:p>58.4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2:37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92" calcext:value-type="float">
            <text:p>2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90" calcext:value-type="float">
            <text:p>5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</text:p>
          </table:table-cell>
          <table:table-cell office:value-type="float" office:value="58.3" calcext:value-type="float">
            <text:p>58.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2:38: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96" calcext:value-type="float">
            <text:p>5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</text:p>
          </table:table-cell>
          <table:table-cell office:value-type="float" office:value="58.9" calcext:value-type="float">
            <text:p>58.9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4:37: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15" calcext:value-type="float">
            <text:p>58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float" office:value="56.67" calcext:value-type="float">
            <text:p>56.67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40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</text:p>
          </table:table-cell>
          <table:table-cell office:value-type="float" office:value="58.77" calcext:value-type="float">
            <text:p>58.77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:36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</text:p>
          </table:table-cell>
          <table:table-cell office:value-type="float" office:value="59.12" calcext:value-type="float">
            <text:p>59.1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:4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8" calcext:value-type="float">
            <text:p>8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9784" calcext:value-type="float">
            <text:p>5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</text:p>
          </table:table-cell>
          <table:table-cell office:value-type="float" office:value="58.94" calcext:value-type="float">
            <text:p>58.94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4:47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56604" calcext:value-type="float">
            <text:p>5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float" office:value="41.86" calcext:value-type="float">
            <text:p>41.8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06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8" calcext:value-type="float">
            <text:p>28808</text:p>
          </table:table-cell>
          <table:table-cell office:value-type="float" office:value="525072" calcext:value-type="float">
            <text:p>525072</text:p>
          </table:table-cell>
          <table:table-cell office:value-type="float" office:value="15480" calcext:value-type="float">
            <text:p>15480</text:p>
          </table:table-cell>
          <table:table-cell office:value-type="float" office:value="23555" calcext:value-type="float">
            <text:p>23555</text:p>
          </table:table-cell>
          <table:table-cell office:value-type="float" office:value="57247" calcext:value-type="float">
            <text:p>5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</text:p>
          </table:table-cell>
          <table:table-cell office:value-type="float" office:value="42.5" calcext:value-type="float">
            <text:p>42.5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9:15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88" calcext:value-type="float">
            <text:p>30988</text:p>
          </table:table-cell>
          <table:table-cell office:value-type="float" office:value="645344" calcext:value-type="float">
            <text:p>645344</text:p>
          </table:table-cell>
          <table:table-cell office:value-type="float" office:value="11512" calcext:value-type="float">
            <text:p>11512</text:p>
          </table:table-cell>
          <table:table-cell office:value-type="float" office:value="27335" calcext:value-type="float">
            <text:p>27335</text:p>
          </table:table-cell>
          <table:table-cell office:value-type="float" office:value="67187" calcext:value-type="float">
            <text:p>67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</text:p>
          </table:table-cell>
          <table:table-cell office:value-type="float" office:value="41.59" calcext:value-type="float">
            <text:p>41.5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9:39: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84" calcext:value-type="float">
            <text:p>28584</text:p>
          </table:table-cell>
          <table:table-cell office:value-type="float" office:value="113872" calcext:value-type="float">
            <text:p>113872</text:p>
          </table:table-cell>
          <table:table-cell office:value-type="float" office:value="11808" calcext:value-type="float">
            <text:p>11808</text:p>
          </table:table-cell>
          <table:table-cell office:value-type="float" office:value="4862" calcext:value-type="float">
            <text:p>4862</text:p>
          </table:table-cell>
          <table:table-cell office:value-type="float" office:value="22294" calcext:value-type="float">
            <text:p>2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float" office:value="62.52" calcext:value-type="float">
            <text:p>62.52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2:33: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4" calcext:value-type="float">
            <text:p>29144</text:p>
          </table:table-cell>
          <table:table-cell office:value-type="float" office:value="616" calcext:value-type="float">
            <text:p>616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  <table:table-cell office:value-type="float" office:value="63293" calcext:value-type="float">
            <text:p>6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</text:p>
          </table:table-cell>
          <table:table-cell office:value-type="float" office:value="62.22" calcext:value-type="float">
            <text:p>62.22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2:40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36568" calcext:value-type="float">
            <text:p>36568</text:p>
          </table:table-cell>
          <table:table-cell office:value-type="float" office:value="5672" calcext:value-type="float">
            <text:p>5672</text:p>
          </table:table-cell>
          <table:table-cell office:value-type="float" office:value="1962" calcext:value-type="float">
            <text:p>1962</text:p>
          </table:table-cell>
          <table:table-cell office:value-type="float" office:value="61485" calcext:value-type="float">
            <text:p>6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</text:p>
          </table:table-cell>
          <table:table-cell office:value-type="float" office:value="66.19" calcext:value-type="float">
            <text:p>66.19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2:31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4" calcext:value-type="float">
            <text:p>29584</text:p>
          </table:table-cell>
          <table:table-cell office:value-type="float" office:value="11576" calcext:value-type="float">
            <text:p>11576</text:p>
          </table:table-cell>
          <table:table-cell office:value-type="float" office:value="5408" calcext:value-type="float">
            <text:p>5408</text:p>
          </table:table-cell>
          <table:table-cell office:value-type="float" office:value="14" calcext:value-type="float">
            <text:p>14</text:p>
          </table:table-cell>
          <table:table-cell office:value-type="float" office:value="64962" calcext:value-type="float">
            <text:p>6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</text:p>
          </table:table-cell>
          <table:table-cell office:value-type="float" office:value="54.13" calcext:value-type="float">
            <text:p>54.1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4:06: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6288" calcext:value-type="float">
            <text:p>6288</text:p>
          </table:table-cell>
          <table:table-cell office:value-type="float" office:value="8096" calcext:value-type="float">
            <text:p>8096</text:p>
          </table:table-cell>
          <table:table-cell office:value-type="float" office:value="8" calcext:value-type="float">
            <text:p>8</text:p>
          </table:table-cell>
          <table:table-cell office:value-type="float" office:value="56172" calcext:value-type="float">
            <text:p>5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float" office:value="39.13" calcext:value-type="float">
            <text:p>39.1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1:40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11440" calcext:value-type="float">
            <text:p>111440</text:p>
          </table:table-cell>
          <table:table-cell office:value-type="float" office:value="5336" calcext:value-type="float">
            <text:p>5336</text:p>
          </table:table-cell>
          <table:table-cell office:value-type="float" office:value="7921" calcext:value-type="float">
            <text:p>7921</text:p>
          </table:table-cell>
          <table:table-cell office:value-type="float" office:value="23464" calcext:value-type="float">
            <text:p>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</text:p>
          </table:table-cell>
          <table:table-cell office:value-type="float" office:value="37.98" calcext:value-type="float">
            <text:p>37.98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1:29: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36" calcext:value-type="float">
            <text:p>28536</text:p>
          </table:table-cell>
          <table:table-cell office:value-type="float" office:value="90712" calcext:value-type="float">
            <text:p>90712</text:p>
          </table:table-cell>
          <table:table-cell office:value-type="float" office:value="12464" calcext:value-type="float">
            <text:p>12464</text:p>
          </table:table-cell>
          <table:table-cell office:value-type="float" office:value="4158" calcext:value-type="float">
            <text:p>4158</text:p>
          </table:table-cell>
          <table:table-cell office:value-type="float" office:value="27174" calcext:value-type="float">
            <text:p>2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</text:p>
          </table:table-cell>
          <table:table-cell office:value-type="float" office:value="39.19" calcext:value-type="float">
            <text:p>39.19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1:39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99624" calcext:value-type="float">
            <text:p>99624</text:p>
          </table:table-cell>
          <table:table-cell office:value-type="float" office:value="5544" calcext:value-type="float">
            <text:p>5544</text:p>
          </table:table-cell>
          <table:table-cell office:value-type="float" office:value="6255" calcext:value-type="float">
            <text:p>6255</text:p>
          </table:table-cell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</text:p>
          </table:table-cell>
          <table:table-cell office:value-type="float" office:value="37.6" calcext:value-type="float">
            <text:p>37.6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:5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2784" calcext:value-type="float">
            <text:p>52784</text:p>
          </table:table-cell>
          <table:table-cell office:value-type="float" office:value="6432" calcext:value-type="float">
            <text:p>6432</text:p>
          </table:table-cell>
          <table:table-cell office:value-type="float" office:value="1771" calcext:value-type="float">
            <text:p>1771</text:p>
          </table:table-cell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op20s.build-test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9" office:value-type="string" calcext:value-type="string">
            <text:p>2-build-test</text:p>
          </table:table-cell>
        </table:table-row>
        <table:table-row table:style-name="ro1"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2" calcext:value-type="float">
            <text:p>1.42</text:p>
          </table:table-cell>
          <table:table-cell office:value-type="float" office:value="1.23" calcext:value-type="float">
            <text:p>1.2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  <table:table-cell table:number-columns-repeated="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1.07" calcext:value-type="float">
            <text:p>1.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  <table:table-cell office:value-type="float" office:value="31.57" calcext:value-type="float">
            <text:p>31.57</text:p>
          </table:table-cell>
          <table:table-cell office:value-type="float" office:value="31.04" calcext:value-type="float">
            <text:p>31.04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2" calcext:value-type="float">
            <text:p>27.82</text:p>
          </table:table-cell>
          <table:table-cell office:value-type="float" office:value="19.64" calcext:value-type="float">
            <text:p>19.64</text:p>
          </table:table-cell>
          <table:table-cell office:value-type="float" office:value="18.82" calcext:value-type="float">
            <text:p>18.82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1.12" calcext:value-type="float">
            <text:p>1.1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.25" calcext:value-type="float">
            <text:p>2.25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  <table:table-cell office:value-type="float" office:value="44.63" calcext:value-type="float">
            <text:p>44.63</text:p>
          </table:table-cell>
          <table:table-cell office:value-type="float" office:value="43.51" calcext:value-type="float">
            <text:p>43.51</text:p>
          </table:table-cell>
          <table:table-cell office:value-type="float" office:value="43.09" calcext:value-type="float">
            <text:p>43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1" calcext:value-type="float">
            <text:p>38.01</text:p>
          </table:table-cell>
          <table:table-cell office:value-type="float" office:value="28.56" calcext:value-type="float">
            <text:p>28.56</text:p>
          </table:table-cell>
          <table:table-cell office:value-type="float" office:value="26.82" calcext:value-type="float">
            <text:p>26.82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top20s.fetch" table:style-name="ta1">
        <table:table-column table:style-name="co4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9" office:value-type="string" calcext:value-type="string">
            <text:p>3-fetch</text:p>
          </table:table-cell>
        </table:table-row>
        <table:table-row table:style-name="ro1"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  <table:table-cell office:value-type="float" office:value="433.55" calcext:value-type="float">
            <text:p>433.5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07.99" calcext:value-type="float">
            <text:p>307.99</text:p>
          </table:table-cell>
          <table:table-cell office:value-type="float" office:value="525.28" calcext:value-type="float">
            <text:p>525.28</text:p>
          </table:table-cell>
          <table:table-cell office:value-type="float" office:value="476.43" calcext:value-type="float">
            <text:p>476.43</text:p>
          </table:table-cell>
          <table:table-cell office:value-type="float" office:value="736.87" calcext:value-type="float">
            <text:p>736.87</text:p>
          </table:table-cell>
          <table:table-cell office:value-type="float" office:value="179.58" calcext:value-type="float">
            <text:p>179.58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  <table:table-cell office:value-type="float" office:value="374.03" calcext:value-type="float">
            <text:p>374.03</text:p>
          </table:table-cell>
          <table:table-cell office:value-type="float" office:value="268.92" calcext:value-type="float">
            <text:p>268.92</text:p>
          </table:table-cell>
          <table:table-cell office:value-type="float" office:value="265.81" calcext:value-type="float">
            <text:p>265.81</text:p>
          </table:table-cell>
          <table:table-cell office:value-type="float" office:value="463.92" calcext:value-type="float">
            <text:p>463.92</text:p>
          </table:table-cell>
          <table:table-cell office:value-type="float" office:value="420.24" calcext:value-type="float">
            <text:p>420.24</text:p>
          </table:table-cell>
          <table:table-cell office:value-type="float" office:value="564.47" calcext:value-type="float">
            <text:p>564.47</text:p>
          </table:table-cell>
          <table:table-cell office:value-type="float" office:value="154.03" calcext:value-type="float">
            <text:p>154.03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  <table:table-cell office:value-type="float" office:value="379.49" calcext:value-type="float">
            <text:p>379.49</text:p>
          </table:table-cell>
          <table:table-cell office:value-type="float" office:value="274.94" calcext:value-type="float">
            <text:p>274.94</text:p>
          </table:table-cell>
          <table:table-cell office:value-type="float" office:value="268.5" calcext:value-type="float">
            <text:p>268.5</text:p>
          </table:table-cell>
          <table:table-cell office:value-type="float" office:value="472.18" calcext:value-type="float">
            <text:p>472.18</text:p>
          </table:table-cell>
          <table:table-cell office:value-type="float" office:value="428.2" calcext:value-type="float">
            <text:p>428.2</text:p>
          </table:table-cell>
          <table:table-cell office:value-type="float" office:value="570.45" calcext:value-type="float">
            <text:p>570.45</text:p>
          </table:table-cell>
          <table:table-cell office:value-type="float" office:value="159.1" calcext:value-type="float">
            <text:p>159.1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---</text:p>
          </table:table-cell>
          <table:table-cell office:value-type="float" office:value="112.79" calcext:value-type="float">
            <text:p>112.79</text:p>
          </table:table-cell>
          <table:table-cell office:value-type="float" office:value="213.49" calcext:value-type="float">
            <text:p>213.49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  <table:table-cell office:value-type="float" office:value="217.98" calcext:value-type="float">
            <text:p>217.98</text:p>
          </table:table-cell>
          <table:table-cell office:value-type="float" office:value="122.97" calcext:value-type="float">
            <text:p>122.97</text:p>
          </table:table-cell>
          <table:table-cell office:value-type="float" office:value="146.27" calcext:value-type="float">
            <text:p>146.27</text:p>
          </table:table-cell>
          <table:table-cell office:value-type="float" office:value="251.27" calcext:value-type="float">
            <text:p>251.27</text:p>
          </table:table-cell>
          <table:table-cell office:value-type="float" office:value="219.73" calcext:value-type="float">
            <text:p>219.73</text:p>
          </table:table-cell>
          <table:table-cell office:value-type="string" calcext:value-type="string">
            <text:p>---</text:p>
          </table:table-cell>
          <table:table-cell office:value-type="float" office:value="65.28" calcext:value-type="float">
            <text:p>65.2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bindgen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8.81" calcext:value-type="float">
            <text:p>88.8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  <table:table-cell office:value-type="float" office:value="225.2" calcext:value-type="float">
            <text:p>225.2</text:p>
          </table:table-cell>
          <table:table-cell office:value-type="float" office:value="217.9" calcext:value-type="float">
            <text:p>217.9</text:p>
          </table:table-cell>
          <table:table-cell office:value-type="float" office:value="155.58" calcext:value-type="float">
            <text:p>155.58</text:p>
          </table:table-cell>
          <table:table-cell office:value-type="string" calcext:value-type="string">
            <text:p>---</text:p>
          </table:table-cell>
          <table:table-cell office:value-type="float" office:value="287.03" calcext:value-type="float">
            <text:p>287.03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ake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  <table:table-cell office:value-type="float" office:value="283.6" calcext:value-type="float">
            <text:p>283.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98.61" calcext:value-type="float">
            <text:p>198.61</text:p>
          </table:table-cell>
          <table:table-cell office:value-type="float" office:value="325.91" calcext:value-type="float">
            <text:p>325.91</text:p>
          </table:table-cell>
          <table:table-cell office:value-type="float" office:value="346.43" calcext:value-type="float">
            <text:p>346.43</text:p>
          </table:table-cell>
          <table:table-cell office:value-type="float" office:value="322.32" calcext:value-type="float">
            <text:p>322.32</text:p>
          </table:table-cell>
          <table:table-cell office:value-type="float" office:value="113.39" calcext:value-type="float">
            <text:p>113.39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db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b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86.6" calcext:value-type="float">
            <text:p>186.6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13.77" calcext:value-type="float">
            <text:p>113.77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  <table:table-cell office:value-type="float" office:value="181.15" calcext:value-type="float">
            <text:p>181.1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78.25" calcext:value-type="float">
            <text:p>78.25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  <table:table-cell office:value-type="float" office:value="254.75" calcext:value-type="float">
            <text:p>254.75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---</text:p>
          </table:table-cell>
          <table:table-cell office:value-type="float" office:value="256.05" calcext:value-type="float">
            <text:p>256.0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  <table:table-cell office:value-type="float" office:value="295.93" calcext:value-type="float">
            <text:p>295.93</text:p>
          </table:table-cell>
          <table:table-cell office:value-type="float" office:value="189.12" calcext:value-type="float">
            <text:p>189.12</text:p>
          </table:table-cell>
          <table:table-cell office:value-type="float" office:value="207.5" calcext:value-type="float">
            <text:p>207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364.8" calcext:value-type="float">
            <text:p>364.8</text:p>
          </table:table-cell>
          <table:table-cell office:value-type="float" office:value="401.4" calcext:value-type="float">
            <text:p>401.4</text:p>
          </table:table-cell>
          <table:table-cell office:value-type="float" office:value="120.73" calcext:value-type="float">
            <text:p>120.73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  <table:table-cell office:value-type="float" office:value="253.49" calcext:value-type="float">
            <text:p>253.49</text:p>
          </table:table-cell>
          <table:table-cell office:value-type="float" office:value="241.49" calcext:value-type="float">
            <text:p>241.49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---</text:p>
          </table:table-cell>
          <table:table-cell office:value-type="float" office:value="311.52" calcext:value-type="float">
            <text:p>311.52</text:p>
          </table:table-cell>
          <table:table-cell office:value-type="string" calcext:value-type="string">
            <text:p>---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27.22" calcext:value-type="float">
            <text:p>127.2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  <table:table-cell office:value-type="float" office:value="195.18" calcext:value-type="float">
            <text:p>195.18</text:p>
          </table:table-cell>
          <table:table-cell office:value-type="float" office:value="223.96" calcext:value-type="float">
            <text:p>223.96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---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7.91" calcext:value-type="float">
            <text:p>207.91</text:p>
          </table:table-cell>
          <table:table-cell office:value-type="string" calcext:value-type="string">
            <text:p>---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libgit2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7.29" calcext:value-type="float">
            <text:p>107.2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---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libtirpc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tirpc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73.49" calcext:value-type="float">
            <text:p>73.49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  <table:table-cell office:value-type="float" office:value="517.16" calcext:value-type="float">
            <text:p>517.16</text:p>
          </table:table-cell>
          <table:table-cell office:value-type="float" office:value="359.54" calcext:value-type="float">
            <text:p>359.54</text:p>
          </table:table-cell>
          <table:table-cell office:value-type="float" office:value="404.28" calcext:value-type="float">
            <text:p>404.28</text:p>
          </table:table-cell>
          <table:table-cell office:value-type="float" office:value="680.5" calcext:value-type="float">
            <text:p>680.5</text:p>
          </table:table-cell>
          <table:table-cell office:value-type="float" office:value="573.08" calcext:value-type="float">
            <text:p>573.08</text:p>
          </table:table-cell>
          <table:table-cell office:value-type="float" office:value="834.65" calcext:value-type="float">
            <text:p>834.65</text:p>
          </table:table-cell>
          <table:table-cell office:value-type="float" office:value="198.11" calcext:value-type="float">
            <text:p>198.11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  <table:table-cell office:value-type="float" office:value="711.54" calcext:value-type="float">
            <text:p>711.54</text:p>
          </table:table-cell>
          <table:table-cell office:value-type="float" office:value="471.46" calcext:value-type="float">
            <text:p>471.46</text:p>
          </table:table-cell>
          <table:table-cell office:value-type="float" office:value="451.33" calcext:value-type="float">
            <text:p>451.33</text:p>
          </table:table-cell>
          <table:table-cell office:value-type="float" office:value="522.47" calcext:value-type="float">
            <text:p>522.47</text:p>
          </table:table-cell>
          <table:table-cell office:value-type="float" office:value="784.22" calcext:value-type="float">
            <text:p>784.22</text:p>
          </table:table-cell>
          <table:table-cell office:value-type="float" office:value="179.28" calcext:value-type="float">
            <text:p>179.28</text:p>
          </table:table-cell>
          <table:table-cell office:value-type="float" office:value="185" calcext:value-type="float">
            <text:p>185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  <table:table-cell office:value-type="float" office:value="169.3" calcext:value-type="float">
            <text:p>169.3</text:p>
          </table:table-cell>
          <table:table-cell table:number-columns-repeated="7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  <table:table-cell office:value-type="string" calcext:value-type="string">
            <text:p>---</text:p>
          </table:table-cell>
          <table:table-cell office:value-type="float" office:value="419.67" calcext:value-type="float">
            <text:p>419.67</text:p>
          </table:table-cell>
          <table:table-cell office:value-type="string" calcext:value-type="string">
            <text:p>---</text:p>
          </table:table-cell>
          <table:table-cell office:value-type="float" office:value="369.19" calcext:value-type="float">
            <text:p>369.19</text:p>
          </table:table-cell>
          <table:table-cell office:value-type="float" office:value="529.85" calcext:value-type="float">
            <text:p>529.85</text:p>
          </table:table-cell>
          <table:table-cell office:value-type="float" office:value="96.09" calcext:value-type="float">
            <text:p>96.09</text:p>
          </table:table-cell>
          <table:table-cell office:value-type="float" office:value="85.84" calcext:value-type="float">
            <text:p>85.84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  <table:table-cell office:value-type="string" calcext:value-type="string">
            <text:p>---</text:p>
          </table:table-cell>
          <table:table-cell office:value-type="float" office:value="419.66" calcext:value-type="float">
            <text:p>419.66</text:p>
          </table:table-cell>
          <table:table-cell office:value-type="string" calcext:value-type="string">
            <text:p>---</text:p>
          </table:table-cell>
          <table:table-cell office:value-type="float" office:value="369.61" calcext:value-type="float">
            <text:p>369.61</text:p>
          </table:table-cell>
          <table:table-cell office:value-type="float" office:value="526.85" calcext:value-type="float">
            <text:p>526.85</text:p>
          </table:table-cell>
          <table:table-cell office:value-type="float" office:value="87.89" calcext:value-type="float">
            <text:p>87.89</text:p>
          </table:table-cell>
          <table:table-cell office:value-type="float" office:value="86.46" calcext:value-type="float">
            <text:p>86.46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  <table:table-cell office:value-type="string" calcext:value-type="string">
            <text:p>---</text:p>
          </table:table-cell>
          <table:table-cell office:value-type="float" office:value="141.16" calcext:value-type="float">
            <text:p>141.16</text:p>
          </table:table-cell>
          <table:table-cell office:value-type="string" calcext:value-type="string">
            <text:p>---</text:p>
          </table:table-cell>
          <table:table-cell office:value-type="float" office:value="263.3" calcext:value-type="float">
            <text:p>263.3</text:p>
          </table:table-cell>
          <table:table-cell office:value-type="float" office:value="346.17" calcext:value-type="float">
            <text:p>346.1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  <table:table-cell office:value-type="string" calcext:value-type="string">
            <text:p>---</text:p>
          </table:table-cell>
          <table:table-cell office:value-type="float" office:value="166.27" calcext:value-type="float">
            <text:p>166.27</text:p>
          </table:table-cell>
          <table:table-cell office:value-type="string" calcext:value-type="string">
            <text:p>---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7.94" calcext:value-type="float">
            <text:p>377.9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  <table:table-cell office:value-type="float" office:value="540.07" calcext:value-type="float">
            <text:p>540.07</text:p>
          </table:table-cell>
          <table:table-cell office:value-type="float" office:value="294.54" calcext:value-type="float">
            <text:p>294.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423.47" calcext:value-type="float">
            <text:p>423.47</text:p>
          </table:table-cell>
          <table:table-cell office:value-type="float" office:value="557.1" calcext:value-type="float">
            <text:p>557.1</text:p>
          </table:table-cell>
          <table:table-cell office:value-type="float" office:value="111.51" calcext:value-type="float">
            <text:p>111.51</text:p>
          </table:table-cell>
          <table:table-cell office:value-type="float" office:value="83.6" calcext:value-type="float">
            <text:p>83.6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qtmultimedia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2.16" calcext:value-type="float">
            <text:p>202.1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00.76" calcext:value-type="float">
            <text:p>200.7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  <table:table-cell office:value-type="float" office:value="699.3" calcext:value-type="float">
            <text:p>699.3</text:p>
          </table:table-cell>
          <table:table-cell office:value-type="float" office:value="467.8" calcext:value-type="float">
            <text:p>467.8</text:p>
          </table:table-cell>
          <table:table-cell office:value-type="float" office:value="473.37" calcext:value-type="float">
            <text:p>473.3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98.87" calcext:value-type="float">
            <text:p>798.8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40.69" calcext:value-type="float">
            <text:p>140.69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  <table:table-cell office:value-type="float" office:value="376.78" calcext:value-type="float">
            <text:p>376.78</text:p>
          </table:table-cell>
          <table:table-cell office:value-type="float" office:value="157.81" calcext:value-type="float">
            <text:p>157.81</text:p>
          </table:table-cell>
          <table:table-cell office:value-type="float" office:value="181.5" calcext:value-type="float">
            <text:p>181.5</text:p>
          </table:table-cell>
          <table:table-cell office:value-type="float" office:value="288.1" calcext:value-type="float">
            <text:p>288.1</text:p>
          </table:table-cell>
          <table:table-cell office:value-type="float" office:value="401.57" calcext:value-type="float">
            <text:p>401.5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rpm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19" calcext:value-type="float">
            <text:p>114.1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6.94" calcext:value-type="float">
            <text:p>166.9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pm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9.64" calcext:value-type="float">
            <text:p>109.6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8.82" calcext:value-type="float">
            <text:p>208.8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  <table:table-cell office:value-type="float" office:value="769.29" calcext:value-type="float">
            <text:p>769.29</text:p>
          </table:table-cell>
          <table:table-cell office:value-type="float" office:value="521.1" calcext:value-type="float">
            <text:p>521.1</text:p>
          </table:table-cell>
          <table:table-cell office:value-type="float" office:value="526.42" calcext:value-type="float">
            <text:p>526.42</text:p>
          </table:table-cell>
          <table:table-cell office:value-type="float" office:value="766.71" calcext:value-type="float">
            <text:p>766.71</text:p>
          </table:table-cell>
          <table:table-cell office:value-type="float" office:value="864.86" calcext:value-type="float">
            <text:p>864.86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234.49" calcext:value-type="float">
            <text:p>234.49</text:p>
          </table:table-cell>
          <table:table-cell office:value-type="float" office:value="1083.15" calcext:value-type="float">
            <text:p>1083.15</text:p>
          </table:table-cell>
        </table:table-row>
      </table:table>
      <table:table table:name="table.top20s.builds" table:style-name="ta1">
        <table:table-column table:style-name="co45" table:default-cell-style-name="Default"/>
        <table:table-column table:style-name="co37" table:number-columns-repeated="4" table:default-cell-style-name="Default"/>
        <table:table-column table:style-name="co38" table:number-columns-repeated="4" table:default-cell-style-name="Default"/>
        <table:table-column table:style-name="co39" table:number-columns-repeated="4" table:default-cell-style-name="Default"/>
        <table:table-column table:style-name="co40" table:number-columns-repeated="4" table:default-cell-style-name="Default"/>
        <table:table-column table:style-name="co39" table:number-columns-repeated="4" table:default-cell-style-name="Default"/>
        <table:table-column table:style-name="co40" table:number-columns-repeated="4" table:default-cell-style-name="Default"/>
        <table:table-column table:style-name="co41" table:number-columns-repeated="3" table:default-cell-style-name="Default"/>
        <table:table-column table:style-name="co42" table:number-columns-repeated="4" table:default-cell-style-name="Default"/>
        <table:table-column table:style-name="co43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table:number-columns-repeated="4" office:value-type="string" calcext:value-type="string">
            <text:p>dual-Xeon-E5-2670-8-channels</text:p>
          </table:table-cell>
          <table:table-cell table:number-columns-repeated="4" office:value-type="string" calcext:value-type="string">
            <text:p>dual-Xeon-E5-2698-v4-4-channels-no-journal</text:p>
          </table:table-cell>
          <table:table-cell table:number-columns-repeated="4" office:value-type="string" calcext:value-type="string">
            <text:p>dual-Xeon-E5-2698-v4-4-channels-tmpfs</text:p>
          </table:table-cell>
          <table:table-cell table:number-columns-repeated="4" office:value-type="string" calcext:value-type="string">
            <text:p>dual-Xeon-E5-2698-v4-4-channels</text:p>
          </table:table-cell>
          <table:table-cell table:number-columns-repeated="4" office:value-type="string" calcext:value-type="string">
            <text:p>dual-Xeon-E5-2699-v3-8-channels-tmpfs</text:p>
          </table:table-cell>
          <table:table-cell table:number-columns-repeated="4" office:value-type="string" calcext:value-type="string">
            <text:p>dual-Xeon-E5-2699-v3-8-channels</text:p>
          </table:table-cell>
          <table:table-cell table:number-columns-repeated="3" office:value-type="string" calcext:value-type="string">
            <text:p>ryzen-5-1600AF</text:p>
          </table:table-cell>
          <table:table-cell table:number-columns-repeated="4" office:value-type="string" calcext:value-type="string">
            <text:p>threadripper-2990wx-128gb</text:p>
          </table:table-cell>
          <table:table-cell table:number-columns-repeated="4"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</table:table-row>
        <table:table-row table:style-name="ro1"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  <table:table-cell office:value-type="float" office:value="510.28" calcext:value-type="float">
            <text:p>510.2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24.18" calcext:value-type="float">
            <text:p>424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4.32" calcext:value-type="float">
            <text:p>474.3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8.73" calcext:value-type="float">
            <text:p>478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---</text:p>
          </table:table-cell>
          <table:table-cell office:value-type="float" office:value="143.27" calcext:value-type="float">
            <text:p>143.2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6.9" calcext:value-type="float">
            <text:p>136.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77" calcext:value-type="float">
            <text:p>293.77</text:p>
          </table:table-cell>
          <table:table-cell office:value-type="float" office:value="250.37" calcext:value-type="float">
            <text:p>250.3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88.2" calcext:value-type="float">
            <text:p>188.2</text:p>
          </table:table-cell>
          <table:table-cell office:value-type="float" office:value="315.61" calcext:value-type="float">
            <text:p>315.61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  <table:table-cell office:value-type="float" office:value="489.34" calcext:value-type="float">
            <text:p>489.3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5.42" calcext:value-type="float">
            <text:p>275.4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5.67" calcext:value-type="float">
            <text:p>255.6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0.96" calcext:value-type="float">
            <text:p>250.9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7.43" calcext:value-type="float">
            <text:p>307.43</text:p>
          </table:table-cell>
          <table:table-cell table:number-columns-repeated="13" office:value-type="string" calcext:value-type="string">
            <text:p>---</text:p>
          </table:table-cell>
          <table:table-cell office:value-type="float" office:value="145.24" calcext:value-type="float">
            <text:p>145.24</text:p>
          </table:table-cell>
          <table:table-cell office:value-type="float" office:value="135.48" calcext:value-type="float">
            <text:p>135.48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59.2" calcext:value-type="float">
            <text:p>159.2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  <table:table-cell office:value-type="float" office:value="411.79" calcext:value-type="float">
            <text:p>411.79</text:p>
          </table:table-cell>
          <table:table-cell office:value-type="float" office:value="741.54" calcext:value-type="float">
            <text:p>741.54</text:p>
          </table:table-cell>
          <table:table-cell office:value-type="float" office:value="161.47" calcext:value-type="float">
            <text:p>161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2.87" calcext:value-type="float">
            <text:p>122.8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---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---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---</text:p>
          </table:table-cell>
          <table:table-cell office:value-type="float" office:value="665.49" calcext:value-type="float">
            <text:p>665.49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86.51" calcext:value-type="float">
            <text:p>286.51</text:p>
          </table:table-cell>
          <table:table-cell office:value-type="float" office:value="292.34" calcext:value-type="float">
            <text:p>292.34</text:p>
          </table:table-cell>
          <table:table-cell office:value-type="float" office:value="316.18" calcext:value-type="float">
            <text:p>316.18</text:p>
          </table:table-cell>
          <table:table-cell office:value-type="string" calcext:value-type="string">
            <text:p>---</text:p>
          </table:table-cell>
          <table:table-cell office:value-type="float" office:value="278.29" calcext:value-type="float">
            <text:p>278.29</text:p>
          </table:table-cell>
          <table:table-cell office:value-type="float" office:value="185.83" calcext:value-type="float">
            <text:p>185.83</text:p>
          </table:table-cell>
          <table:table-cell office:value-type="float" office:value="256.21" calcext:value-type="float">
            <text:p>256.2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313.44" calcext:value-type="float">
            <text:p>313.4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8.17" calcext:value-type="float">
            <text:p>308.17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151.22" calcext:value-type="float">
            <text:p>151.22</text:p>
          </table:table-cell>
          <table:table-cell office:value-type="float" office:value="141.22" calcext:value-type="float">
            <text:p>141.2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  <table:table-cell office:value-type="float" office:value="11325.64" calcext:value-type="float">
            <text:p>11325.64</text:p>
          </table:table-cell>
          <table:table-cell office:value-type="float" office:value="13993.14" calcext:value-type="float">
            <text:p>13993.14</text:p>
          </table:table-cell>
          <table:table-cell office:value-type="float" office:value="7543.27" calcext:value-type="float">
            <text:p>7543.27</text:p>
          </table:table-cell>
          <table:table-cell office:value-type="float" office:value="4565.58" calcext:value-type="float">
            <text:p>4565.58</text:p>
          </table:table-cell>
          <table:table-cell office:value-type="float" office:value="4095.65" calcext:value-type="float">
            <text:p>4095.65</text:p>
          </table:table-cell>
          <table:table-cell office:value-type="float" office:value="4591.3" calcext:value-type="float">
            <text:p>4591.3</text:p>
          </table:table-cell>
          <table:table-cell office:value-type="float" office:value="2478.6" calcext:value-type="float">
            <text:p>2478.6</text:p>
          </table:table-cell>
          <table:table-cell office:value-type="float" office:value="4632.49" calcext:value-type="float">
            <text:p>4632.49</text:p>
          </table:table-cell>
          <table:table-cell office:value-type="float" office:value="3430.07" calcext:value-type="float">
            <text:p>3430.07</text:p>
          </table:table-cell>
          <table:table-cell office:value-type="float" office:value="4579.21" calcext:value-type="float">
            <text:p>4579.21</text:p>
          </table:table-cell>
          <table:table-cell office:value-type="float" office:value="2484.41" calcext:value-type="float">
            <text:p>2484.41</text:p>
          </table:table-cell>
          <table:table-cell office:value-type="float" office:value="4627.87" calcext:value-type="float">
            <text:p>4627.87</text:p>
          </table:table-cell>
          <table:table-cell office:value-type="float" office:value="3057.47" calcext:value-type="float">
            <text:p>3057.47</text:p>
          </table:table-cell>
          <table:table-cell office:value-type="float" office:value="4554.71" calcext:value-type="float">
            <text:p>4554.71</text:p>
          </table:table-cell>
          <table:table-cell office:value-type="float" office:value="2485.07" calcext:value-type="float">
            <text:p>2485.07</text:p>
          </table:table-cell>
          <table:table-cell office:value-type="float" office:value="5790.72" calcext:value-type="float">
            <text:p>5790.72</text:p>
          </table:table-cell>
          <table:table-cell office:value-type="float" office:value="4859.7" calcext:value-type="float">
            <text:p>4859.7</text:p>
          </table:table-cell>
          <table:table-cell office:value-type="float" office:value="5766.18" calcext:value-type="float">
            <text:p>5766.18</text:p>
          </table:table-cell>
          <table:table-cell office:value-type="float" office:value="3110.15" calcext:value-type="float">
            <text:p>3110.15</text:p>
          </table:table-cell>
          <table:table-cell office:value-type="float" office:value="5774.95" calcext:value-type="float">
            <text:p>5774.9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5750.11" calcext:value-type="float">
            <text:p>5750.11</text:p>
          </table:table-cell>
          <table:table-cell office:value-type="float" office:value="3102.05" calcext:value-type="float">
            <text:p>3102.05</text:p>
          </table:table-cell>
          <table:table-cell office:value-type="float" office:value="24719.87" calcext:value-type="float">
            <text:p>24719.87</text:p>
          </table:table-cell>
          <table:table-cell office:value-type="float" office:value="24165.89" calcext:value-type="float">
            <text:p>24165.89</text:p>
          </table:table-cell>
          <table:table-cell office:value-type="float" office:value="13567.36" calcext:value-type="float">
            <text:p>13567.36</text:p>
          </table:table-cell>
          <table:table-cell office:value-type="float" office:value="6424.14" calcext:value-type="float">
            <text:p>6424.14</text:p>
          </table:table-cell>
          <table:table-cell office:value-type="float" office:value="4789.55" calcext:value-type="float">
            <text:p>4789.55</text:p>
          </table:table-cell>
          <table:table-cell office:value-type="float" office:value="6321.69" calcext:value-type="float">
            <text:p>6321.69</text:p>
          </table:table-cell>
          <table:table-cell office:value-type="float" office:value="3074.84" calcext:value-type="float">
            <text:p>3074.84</text:p>
          </table:table-cell>
          <table:table-cell office:value-type="float" office:value="4087.97" calcext:value-type="float">
            <text:p>4087.97</text:p>
          </table:table-cell>
          <table:table-cell office:value-type="float" office:value="2761.33" calcext:value-type="float">
            <text:p>2761.33</text:p>
          </table:table-cell>
          <table:table-cell office:value-type="float" office:value="4030.35" calcext:value-type="float">
            <text:p>4030.35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3542.3" calcext:value-type="float">
            <text:p>3542.3</text:p>
          </table:table-cell>
          <table:table-cell office:value-type="float" office:value="2837.09" calcext:value-type="float">
            <text:p>2837.09</text:p>
          </table:table-cell>
          <table:table-cell office:value-type="float" office:value="2461.43" calcext:value-type="float">
            <text:p>2461.43</text:p>
          </table:table-cell>
          <table:table-cell office:value-type="float" office:value="867.21" calcext:value-type="float">
            <text:p>867.21</text:p>
          </table:table-cell>
          <table:table-cell office:value-type="float" office:value="780.42" calcext:value-type="float">
            <text:p>780.42</text:p>
          </table:table-cell>
          <table:table-cell office:value-type="float" office:value="781.96" calcext:value-type="float">
            <text:p>781.96</text:p>
          </table:table-cell>
          <table:table-cell office:value-type="float" office:value="656.82" calcext:value-type="float">
            <text:p>656.82</text:p>
          </table:table-cell>
          <table:table-cell office:value-type="float" office:value="900.88" calcext:value-type="float">
            <text:p>900.88</text:p>
          </table:table-cell>
          <table:table-cell office:value-type="float" office:value="833.16" calcext:value-type="float">
            <text:p>833.16</text:p>
          </table:table-cell>
          <table:table-cell office:value-type="float" office:value="786.91" calcext:value-type="float">
            <text:p>786.91</text:p>
          </table:table-cell>
          <table:table-cell office:value-type="float" office:value="683.29" calcext:value-type="float">
            <text:p>683.29</text:p>
          </table:table-cell>
          <table:table-cell office:value-type="float" office:value="904.15" calcext:value-type="float">
            <text:p>904.15</text:p>
          </table:table-cell>
          <table:table-cell office:value-type="float" office:value="834.15" calcext:value-type="float">
            <text:p>834.15</text:p>
          </table:table-cell>
          <table:table-cell office:value-type="float" office:value="799.71" calcext:value-type="float">
            <text:p>799.71</text:p>
          </table:table-cell>
          <table:table-cell office:value-type="float" office:value="681.93" calcext:value-type="float">
            <text:p>681.93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986.53" calcext:value-type="float">
            <text:p>986.53</text:p>
          </table:table-cell>
          <table:table-cell office:value-type="float" office:value="942.16" calcext:value-type="float">
            <text:p>942.1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783.47" calcext:value-type="float">
            <text:p>783.47</text:p>
          </table:table-cell>
          <table:table-cell office:value-type="float" office:value="985.59" calcext:value-type="float">
            <text:p>985.59</text:p>
          </table:table-cell>
          <table:table-cell office:value-type="float" office:value="860.37" calcext:value-type="float">
            <text:p>860.37</text:p>
          </table:table-cell>
          <table:table-cell office:value-type="float" office:value="5932.45" calcext:value-type="float">
            <text:p>5932.45</text:p>
          </table:table-cell>
          <table:table-cell office:value-type="float" office:value="6675.66" calcext:value-type="float">
            <text:p>6675.66</text:p>
          </table:table-cell>
          <table:table-cell office:value-type="float" office:value="3397.07" calcext:value-type="float">
            <text:p>3397.07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1825.49" calcext:value-type="float">
            <text:p>1825.49</text:p>
          </table:table-cell>
          <table:table-cell office:value-type="float" office:value="1597.42" calcext:value-type="float">
            <text:p>1597.42</text:p>
          </table:table-cell>
          <table:table-cell office:value-type="float" office:value="713.54" calcext:value-type="float">
            <text:p>713.54</text:p>
          </table:table-cell>
          <table:table-cell office:value-type="float" office:value="824.9" calcext:value-type="float">
            <text:p>824.9</text:p>
          </table:table-cell>
          <table:table-cell office:value-type="float" office:value="613.35" calcext:value-type="float">
            <text:p>613.35</text:p>
          </table:table-cell>
          <table:table-cell office:value-type="float" office:value="652.57" calcext:value-type="float">
            <text:p>652.57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>
          <table:table-cell office:value-type="string" calcext:value-type="string">
            <text:p>clang-native.do_populate_sysroot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62.95" calcext:value-type="float">
            <text:p>162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string" calcext:value-type="string">
            <text:p>core-image-sato.do_rootfs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15.69" calcext:value-type="float">
            <text:p>115.6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96" calcext:value-type="float">
            <text:p>114.96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479.17" calcext:value-type="float">
            <text:p>2479.17</text:p>
          </table:table-cell>
          <table:table-cell office:value-type="float" office:value="2165.69" calcext:value-type="float">
            <text:p>2165.69</text:p>
          </table:table-cell>
          <table:table-cell office:value-type="float" office:value="738.5" calcext:value-type="float">
            <text:p>738.5</text:p>
          </table:table-cell>
          <table:table-cell office:value-type="float" office:value="712.84" calcext:value-type="float">
            <text:p>712.84</text:p>
          </table:table-cell>
          <table:table-cell office:value-type="float" office:value="721.6" calcext:value-type="float">
            <text:p>721.6</text:p>
          </table:table-cell>
          <table:table-cell office:value-type="float" office:value="1599.69" calcext:value-type="float">
            <text:p>1599.69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8.48" calcext:value-type="float">
            <text:p>728.48</text:p>
          </table:table-cell>
          <table:table-cell office:value-type="float" office:value="713.64" calcext:value-type="float">
            <text:p>713.64</text:p>
          </table:table-cell>
          <table:table-cell office:value-type="float" office:value="1593.29" calcext:value-type="float">
            <text:p>1593.29</text:p>
          </table:table-cell>
          <table:table-cell office:value-type="float" office:value="711.34" calcext:value-type="float">
            <text:p>711.34</text:p>
          </table:table-cell>
          <table:table-cell office:value-type="float" office:value="713.21" calcext:value-type="float">
            <text:p>713.21</text:p>
          </table:table-cell>
          <table:table-cell office:value-type="float" office:value="706.65" calcext:value-type="float">
            <text:p>706.65</text:p>
          </table:table-cell>
          <table:table-cell office:value-type="float" office:value="1616.18" calcext:value-type="float">
            <text:p>1616.18</text:p>
          </table:table-cell>
          <table:table-cell office:value-type="float" office:value="763.2" calcext:value-type="float">
            <text:p>763.2</text:p>
          </table:table-cell>
          <table:table-cell office:value-type="float" office:value="1822.01" calcext:value-type="float">
            <text:p>1822.01</text:p>
          </table:table-cell>
          <table:table-cell office:value-type="float" office:value="757.98" calcext:value-type="float">
            <text:p>757.98</text:p>
          </table:table-cell>
          <table:table-cell office:value-type="float" office:value="1798.57" calcext:value-type="float">
            <text:p>1798.57</text:p>
          </table:table-cell>
          <table:table-cell office:value-type="float" office:value="773.7" calcext:value-type="float">
            <text:p>773.7</text:p>
          </table:table-cell>
          <table:table-cell office:value-type="float" office:value="1825.08" calcext:value-type="float">
            <text:p>1825.08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03.83" calcext:value-type="float">
            <text:p>1803.83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5503.65" calcext:value-type="float">
            <text:p>5503.65</text:p>
          </table:table-cell>
          <table:table-cell office:value-type="float" office:value="2074.22" calcext:value-type="float">
            <text:p>2074.22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254.36" calcext:value-type="float">
            <text:p>1254.36</text:p>
          </table:table-cell>
          <table:table-cell office:value-type="float" office:value="1801.85" calcext:value-type="float">
            <text:p>1801.85</text:p>
          </table:table-cell>
          <table:table-cell office:value-type="float" office:value="1656.17" calcext:value-type="float">
            <text:p>1656.17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135.7" calcext:value-type="float">
            <text:p>1135.7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>
          <table:table-cell office:value-type="string" calcext:value-type="string">
            <text:p>gcc-runtime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96.96" calcext:value-type="float">
            <text:p>296.96</text:p>
          </table:table-cell>
          <table:table-cell office:value-type="string" calcext:value-type="string">
            <text:p>---</text:p>
          </table:table-cell>
          <table:table-cell office:value-type="float" office:value="313.77" calcext:value-type="float">
            <text:p>31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5.95" calcext:value-type="float">
            <text:p>305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---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---</text:p>
          </table:table-cell>
          <table:table-cell office:value-type="float" office:value="334.03" calcext:value-type="float">
            <text:p>334.03</text:p>
          </table:table-cell>
          <table:table-cell office:value-type="string" calcext:value-type="string">
            <text:p>---</text:p>
          </table:table-cell>
          <table:table-cell office:value-type="float" office:value="347.48" calcext:value-type="float">
            <text:p>347.48</text:p>
          </table:table-cell>
          <table:table-cell office:value-type="string" calcext:value-type="string">
            <text:p>---</text:p>
          </table:table-cell>
          <table:table-cell office:value-type="float" office:value="317.12" calcext:value-type="float">
            <text:p>317.12</text:p>
          </table:table-cell>
          <table:table-cell table:number-columns-repeated="1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  <table:table-cell office:value-type="string" calcext:value-type="string">
            <text:p>---</text:p>
          </table:table-cell>
          <table:table-cell office:value-type="float" office:value="532.45" calcext:value-type="float">
            <text:p>532.4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43.15" calcext:value-type="float">
            <text:p>243.15</text:p>
          </table:table-cell>
          <table:table-cell office:value-type="float" office:value="138.87" calcext:value-type="float">
            <text:p>138.8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39.3" calcext:value-type="float">
            <text:p>239.3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2.45" calcext:value-type="float">
            <text:p>142.4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71.37" calcext:value-type="float">
            <text:p>271.37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9.34" calcext:value-type="float">
            <text:p>119.34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libc-local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64.41" calcext:value-type="float">
            <text:p>364.41</text:p>
          </table:table-cell>
          <table:table-cell office:value-type="string" calcext:value-type="string">
            <text:p>---</text:p>
          </table:table-cell>
          <table:table-cell office:value-type="float" office:value="379.22" calcext:value-type="float">
            <text:p>379.22</text:p>
          </table:table-cell>
          <table:table-cell office:value-type="string" calcext:value-type="string">
            <text:p>---</text:p>
          </table:table-cell>
          <table:table-cell office:value-type="float" office:value="375.89" calcext:value-type="float">
            <text:p>375.89</text:p>
          </table:table-cell>
          <table:table-cell office:value-type="string" calcext:value-type="string">
            <text:p>---</text:p>
          </table:table-cell>
          <table:table-cell office:value-type="float" office:value="382.53" calcext:value-type="float">
            <text:p>382.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---</text:p>
          </table:table-cell>
          <table:table-cell office:value-type="float" office:value="354.3" calcext:value-type="float">
            <text:p>354.3</text:p>
          </table:table-cell>
          <table:table-cell office:value-type="float" office:value="115.66" calcext:value-type="float">
            <text:p>115.66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---</text:p>
          </table:table-cell>
          <table:table-cell office:value-type="float" office:value="428.95" calcext:value-type="float">
            <text:p>428.95</text:p>
          </table:table-cell>
          <table:table-cell office:value-type="string" calcext:value-type="string">
            <text:p>---</text:p>
          </table:table-cell>
          <table:table-cell office:value-type="float" office:value="427.14" calcext:value-type="float">
            <text:p>427.14</text:p>
          </table:table-cell>
          <table:table-cell office:value-type="string" calcext:value-type="string">
            <text:p>---</text:p>
          </table:table-cell>
          <table:table-cell office:value-type="float" office:value="420.33" calcext:value-type="float">
            <text:p>420.33</text:p>
          </table:table-cell>
          <table:table-cell office:value-type="float" office:value="115.54" calcext:value-type="float">
            <text:p>115.54</text:p>
          </table:table-cell>
          <table:table-cell office:value-type="float" office:value="843.48" calcext:value-type="float">
            <text:p>843.48</text:p>
          </table:table-cell>
          <table:table-cell office:value-type="float" office:value="827.89" calcext:value-type="float">
            <text:p>827.89</text:p>
          </table:table-cell>
          <table:table-cell office:value-type="string" calcext:value-type="string">
            <text:p>---</text:p>
          </table:table-cell>
          <table:table-cell office:value-type="float" office:value="455.07" calcext:value-type="float">
            <text:p>455.07</text:p>
          </table:table-cell>
          <table:table-cell office:value-type="float" office:value="279.35" calcext:value-type="float">
            <text:p>279.35</text:p>
          </table:table-cell>
          <table:table-cell office:value-type="float" office:value="455.68" calcext:value-type="float">
            <text:p>455.68</text:p>
          </table:table-cell>
          <table:table-cell office:value-type="float" office:value="175.78" calcext:value-type="float">
            <text:p>175.78</text:p>
          </table:table-cell>
          <table:table-cell office:value-type="float" office:value="301.78" calcext:value-type="float">
            <text:p>301.78</text:p>
          </table:table-cell>
          <table:table-cell office:value-type="float" office:value="171.09" calcext:value-type="float">
            <text:p>171.09</text:p>
          </table:table-cell>
          <table:table-cell office:value-type="float" office:value="308.95" calcext:value-type="float">
            <text:p>308.95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>
          <table:table-cell office:value-type="string" calcext:value-type="string">
            <text:p>gn-native.do_unpack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7.39" calcext:value-type="float">
            <text:p>127.39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4.98" calcext:value-type="float">
            <text:p>114.98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91.96" calcext:value-type="float">
            <text:p>391.96</text:p>
          </table:table-cell>
          <table:table-cell office:value-type="string" calcext:value-type="string">
            <text:p>---</text:p>
          </table:table-cell>
          <table:table-cell office:value-type="float" office:value="164.57" calcext:value-type="float">
            <text:p>164.57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  <table:table-cell office:value-type="float" office:value="993.97" calcext:value-type="float">
            <text:p>993.97</text:p>
          </table:table-cell>
          <table:table-cell office:value-type="float" office:value="919.76" calcext:value-type="float">
            <text:p>919.76</text:p>
          </table:table-cell>
          <table:table-cell office:value-type="string" calcext:value-type="string">
            <text:p>---</text:p>
          </table:table-cell>
          <table:table-cell office:value-type="float" office:value="778.3" calcext:value-type="float">
            <text:p>778.3</text:p>
          </table:table-cell>
          <table:table-cell office:value-type="float" office:value="833.78" calcext:value-type="float">
            <text:p>833.78</text:p>
          </table:table-cell>
          <table:table-cell office:value-type="float" office:value="820.07" calcext:value-type="float">
            <text:p>820.07</text:p>
          </table:table-cell>
          <table:table-cell office:value-type="float" office:value="160" calcext:value-type="float">
            <text:p>160</text:p>
          </table:table-cell>
          <table:table-cell office:value-type="float" office:value="826.96" calcext:value-type="float">
            <text:p>826.96</text:p>
          </table:table-cell>
          <table:table-cell office:value-type="float" office:value="610.81" calcext:value-type="float">
            <text:p>610.81</text:p>
          </table:table-cell>
          <table:table-cell office:value-type="float" office:value="771.59" calcext:value-type="float">
            <text:p>771.59</text:p>
          </table:table-cell>
          <table:table-cell office:value-type="float" office:value="149.64" calcext:value-type="float">
            <text:p>149.64</text:p>
          </table:table-cell>
          <table:table-cell office:value-type="float" office:value="816.59" calcext:value-type="float">
            <text:p>816.59</text:p>
          </table:table-cell>
          <table:table-cell office:value-type="float" office:value="655.45" calcext:value-type="float">
            <text:p>655.45</text:p>
          </table:table-cell>
          <table:table-cell office:value-type="float" office:value="769.89" calcext:value-type="float">
            <text:p>769.89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5.9" calcext:value-type="float">
            <text:p>905.9</text:p>
          </table:table-cell>
          <table:table-cell office:value-type="float" office:value="459.35" calcext:value-type="float">
            <text:p>459.35</text:p>
          </table:table-cell>
          <table:table-cell office:value-type="float" office:value="867.31" calcext:value-type="float">
            <text:p>867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876.95" calcext:value-type="float">
            <text:p>876.95</text:p>
          </table:table-cell>
          <table:table-cell office:value-type="float" office:value="933.77" calcext:value-type="float">
            <text:p>933.77</text:p>
          </table:table-cell>
          <table:table-cell office:value-type="float" office:value="923.57" calcext:value-type="float">
            <text:p>923.57</text:p>
          </table:table-cell>
          <table:table-cell office:value-type="float" office:value="140.7" calcext:value-type="float">
            <text:p>140.7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907.49" calcext:value-type="float">
            <text:p>907.49</text:p>
          </table:table-cell>
          <table:table-cell office:value-type="float" office:value="232.4" calcext:value-type="float">
            <text:p>232.4</text:p>
          </table:table-cell>
          <table:table-cell table:number-columns-repeated="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streamer1.0-plugins-good.do_configur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4.84" calcext:value-type="float">
            <text:p>124.8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36.8" calcext:value-type="float">
            <text:p>136.8</text:p>
          </table:table-cell>
          <table:table-cell office:value-type="string" calcext:value-type="string">
            <text:p>---</text:p>
          </table:table-cell>
          <table:table-cell office:value-type="float" office:value="253.94" calcext:value-type="float">
            <text:p>253.94</text:p>
          </table:table-cell>
          <table:table-cell table:number-columns-repeated="1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.do_compile</text:p>
          </table:table-cell>
          <table:table-cell table:number-columns-repeated="19" office:value-type="string" calcext:value-type="string">
            <text:p>---</text:p>
          </table:table-cell>
          <table:table-cell office:value-type="float" office:value="124.98" calcext:value-type="float">
            <text:p>124.98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08.74" calcext:value-type="float">
            <text:p>208.74</text:p>
          </table:table-cell>
          <table:table-cell table:number-columns-repeated="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idn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73.77" calcext:value-type="float">
            <text:p>27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32.26" calcext:value-type="float">
            <text:p>332.2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54.47" calcext:value-type="float">
            <text:p>354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63" calcext:value-type="float">
            <text:p>366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42.61" calcext:value-type="float">
            <text:p>342.61</text:p>
          </table:table-cell>
          <table:table-cell table:number-columns-repeated="1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unistring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69.36" calcext:value-type="float">
            <text:p>269.3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5.04" calcext:value-type="float">
            <text:p>285.04</text:p>
          </table:table-cell>
          <table:table-cell table:number-columns-repeated="2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odejs-native.do_compile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3.03" calcext:value-type="float">
            <text:p>303.03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57.41" calcext:value-type="float">
            <text:p>157.41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586.74" calcext:value-type="float">
            <text:p>586.7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67.06" calcext:value-type="float">
            <text:p>167.0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odejs-native.do_populate_sysroot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12" calcext:value-type="float">
            <text:p>152.12</text:p>
          </table:table-cell>
          <table:table-cell table:number-columns-repeated="3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---</text:p>
          </table:table-cell>
          <table:table-cell office:value-type="float" office:value="647.25" calcext:value-type="float">
            <text:p>647.25</text:p>
          </table:table-cell>
          <table:table-cell office:value-type="float" office:value="179.88" calcext:value-type="float">
            <text:p>179.88</text:p>
          </table:table-cell>
          <table:table-cell office:value-type="float" office:value="270.65" calcext:value-type="float">
            <text:p>270.65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---</text:p>
          </table:table-cell>
          <table:table-cell office:value-type="float" office:value="185.85" calcext:value-type="float">
            <text:p>185.85</text:p>
          </table:table-cell>
          <table:table-cell office:value-type="float" office:value="331.98" calcext:value-type="float">
            <text:p>331.98</text:p>
          </table:table-cell>
          <table:table-cell office:value-type="float" office:value="297.72" calcext:value-type="float">
            <text:p>297.72</text:p>
          </table:table-cell>
          <table:table-cell office:value-type="string" calcext:value-type="string">
            <text:p>---</text:p>
          </table:table-cell>
          <table:table-cell office:value-type="float" office:value="187.28" calcext:value-type="float">
            <text:p>187.28</text:p>
          </table:table-cell>
          <table:table-cell office:value-type="float" office:value="345.86" calcext:value-type="float">
            <text:p>345.86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---</text:p>
          </table:table-cell>
          <table:table-cell office:value-type="float" office:value="185.56" calcext:value-type="float">
            <text:p>185.56</text:p>
          </table:table-cell>
          <table:table-cell office:value-type="float" office:value="354.52" calcext:value-type="float">
            <text:p>354.5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28.96" calcext:value-type="float">
            <text:p>128.96</text:p>
          </table:table-cell>
          <table:table-cell office:value-type="float" office:value="309.41" calcext:value-type="float">
            <text:p>309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1.38" calcext:value-type="float">
            <text:p>131.3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8.01" calcext:value-type="float">
            <text:p>288.01</text:p>
          </table:table-cell>
          <table:table-cell office:value-type="string" calcext:value-type="string">
            <text:p>---</text:p>
          </table:table-cell>
          <table:table-cell office:value-type="float" office:value="323.2" calcext:value-type="float">
            <text:p>323.2</text:p>
          </table:table-cell>
          <table:table-cell office:value-type="string" calcext:value-type="string">
            <text:p>---</text:p>
          </table:table-cell>
          <table:table-cell office:value-type="float" office:value="155.41" calcext:value-type="float">
            <text:p>155.41</text:p>
          </table:table-cell>
          <table:table-cell office:value-type="float" office:value="140.17" calcext:value-type="float">
            <text:p>140.17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ss-native.do_compil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39.7" calcext:value-type="float">
            <text:p>139.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94" calcext:value-type="float">
            <text:p>140.9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1.14" calcext:value-type="float">
            <text:p>141.14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rl.do_configure</text:p>
          </table:table-cell>
          <table:table-cell table:number-columns-repeated="12" office:value-type="string" calcext:value-type="string">
            <text:p>---</text:p>
          </table:table-cell>
          <table:table-cell office:value-type="float" office:value="284.66" calcext:value-type="float">
            <text:p>284.66</text:p>
          </table:table-cell>
          <table:table-cell table:number-columns-repeated="2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ython3-native.do_populate_sysroot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---</text:p>
          </table:table-cell>
          <table:table-cell office:value-type="float" office:value="117.66" calcext:value-type="float">
            <text:p>117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54" calcext:value-type="float">
            <text:p>116.54</text:p>
          </table:table-cell>
          <table:table-cell table:number-columns-repeated="2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  <table:table-cell office:value-type="float" office:value="542.16" calcext:value-type="float">
            <text:p>542.16</text:p>
          </table:table-cell>
          <table:table-cell office:value-type="string" calcext:value-type="string">
            <text:p>---</text:p>
          </table:table-cell>
          <table:table-cell office:value-type="float" office:value="228.66" calcext:value-type="float">
            <text:p>228.66</text:p>
          </table:table-cell>
          <table:table-cell office:value-type="string" calcext:value-type="string">
            <text:p>---</text:p>
          </table:table-cell>
          <table:table-cell office:value-type="float" office:value="282.18" calcext:value-type="float">
            <text:p>282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5.56" calcext:value-type="float">
            <text:p>265.56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327.03" calcext:value-type="float">
            <text:p>327.03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899.06" calcext:value-type="float">
            <text:p>899.06</text:p>
          </table:table-cell>
          <table:table-cell office:value-type="float" office:value="867.57" calcext:value-type="float">
            <text:p>867.57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---</text:p>
          </table:table-cell>
          <table:table-cell office:value-type="float" office:value="294.84" calcext:value-type="float">
            <text:p>294.84</text:p>
          </table:table-cell>
          <table:table-cell office:value-type="string" calcext:value-type="string">
            <text:p>---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---</text:p>
          </table:table-cell>
          <table:table-cell office:value-type="float" office:value="139.91" calcext:value-type="float">
            <text:p>139.91</text:p>
          </table:table-cell>
          <table:table-cell office:value-type="float" office:value="138.79" calcext:value-type="float">
            <text:p>138.79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  <table:table-cell office:value-type="float" office:value="976.57" calcext:value-type="float">
            <text:p>976.57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864.42" calcext:value-type="float">
            <text:p>864.42</text:p>
          </table:table-cell>
          <table:table-cell office:value-type="float" office:value="909.19" calcext:value-type="float">
            <text:p>909.19</text:p>
          </table:table-cell>
          <table:table-cell office:value-type="float" office:value="417.72" calcext:value-type="float">
            <text:p>417.72</text:p>
          </table:table-cell>
          <table:table-cell office:value-type="float" office:value="875.86" calcext:value-type="float">
            <text:p>875.86</text:p>
          </table:table-cell>
          <table:table-cell office:value-type="float" office:value="409.84" calcext:value-type="float">
            <text:p>409.84</text:p>
          </table:table-cell>
          <table:table-cell office:value-type="float" office:value="845.66" calcext:value-type="float">
            <text:p>845.66</text:p>
          </table:table-cell>
          <table:table-cell office:value-type="float" office:value="422.41" calcext:value-type="float">
            <text:p>422.41</text:p>
          </table:table-cell>
          <table:table-cell office:value-type="float" office:value="880.05" calcext:value-type="float">
            <text:p>880.05</text:p>
          </table:table-cell>
          <table:table-cell office:value-type="float" office:value="410.22" calcext:value-type="float">
            <text:p>410.22</text:p>
          </table:table-cell>
          <table:table-cell office:value-type="float" office:value="841.82" calcext:value-type="float">
            <text:p>841.82</text:p>
          </table:table-cell>
          <table:table-cell office:value-type="float" office:value="440.8" calcext:value-type="float">
            <text:p>440.8</text:p>
          </table:table-cell>
          <table:table-cell office:value-type="float" office:value="901.26" calcext:value-type="float">
            <text:p>901.26</text:p>
          </table:table-cell>
          <table:table-cell office:value-type="float" office:value="390.19" calcext:value-type="float">
            <text:p>390.19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485.58" calcext:value-type="float">
            <text:p>485.58</text:p>
          </table:table-cell>
          <table:table-cell office:value-type="float" office:value="1042.55" calcext:value-type="float">
            <text:p>1042.5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506.23" calcext:value-type="float">
            <text:p>506.23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35.99" calcext:value-type="float">
            <text:p>435.99</text:p>
          </table:table-cell>
          <table:table-cell office:value-type="float" office:value="3987.69" calcext:value-type="float">
            <text:p>3987.69</text:p>
          </table:table-cell>
          <table:table-cell office:value-type="float" office:value="3766.96" calcext:value-type="float">
            <text:p>3766.96</text:p>
          </table:table-cell>
          <table:table-cell office:value-type="float" office:value="1345.32" calcext:value-type="float">
            <text:p>1345.32</text:p>
          </table:table-cell>
          <table:table-cell office:value-type="float" office:value="1126.82" calcext:value-type="float">
            <text:p>1126.82</text:p>
          </table:table-cell>
          <table:table-cell office:value-type="float" office:value="520.99" calcext:value-type="float">
            <text:p>520.99</text:p>
          </table:table-cell>
          <table:table-cell office:value-type="float" office:value="1259.72" calcext:value-type="float">
            <text:p>1259.72</text:p>
          </table:table-cell>
          <table:table-cell office:value-type="float" office:value="437.64" calcext:value-type="float">
            <text:p>437.64</text:p>
          </table:table-cell>
          <table:table-cell office:value-type="float" office:value="721.75" calcext:value-type="float">
            <text:p>721.75</text:p>
          </table:table-cell>
          <table:table-cell office:value-type="float" office:value="342.56" calcext:value-type="float">
            <text:p>342.56</text:p>
          </table:table-cell>
          <table:table-cell office:value-type="float" office:value="723.55" calcext:value-type="float">
            <text:p>723.55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  <table:table-cell office:value-type="float" office:value="388.21" calcext:value-type="float">
            <text:p>388.21</text:p>
          </table:table-cell>
          <table:table-cell office:value-type="float" office:value="614.24" calcext:value-type="float">
            <text:p>614.24</text:p>
          </table:table-cell>
          <table:table-cell office:value-type="float" office:value="339.02" calcext:value-type="float">
            <text:p>339.02</text:p>
          </table:table-cell>
          <table:table-cell office:value-type="float" office:value="335.07" calcext:value-type="float">
            <text:p>335.0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9.82" calcext:value-type="float">
            <text:p>369.82</text:p>
          </table:table-cell>
          <table:table-cell office:value-type="float" office:value="274.28" calcext:value-type="float">
            <text:p>274.28</text:p>
          </table:table-cell>
          <table:table-cell office:value-type="float" office:value="311.11" calcext:value-type="float">
            <text:p>311.1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60.48" calcext:value-type="float">
            <text:p>360.48</text:p>
          </table:table-cell>
          <table:table-cell office:value-type="float" office:value="271.5" calcext:value-type="float">
            <text:p>271.5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4.12" calcext:value-type="float">
            <text:p>314.12</text:p>
          </table:table-cell>
          <table:table-cell office:value-type="float" office:value="361.12" calcext:value-type="float">
            <text:p>361.12</text:p>
          </table:table-cell>
          <table:table-cell office:value-type="float" office:value="269.92" calcext:value-type="float">
            <text:p>269.92</text:p>
          </table:table-cell>
          <table:table-cell office:value-type="float" office:value="338.58" calcext:value-type="float">
            <text:p>338.58</text:p>
          </table:table-cell>
          <table:table-cell office:value-type="float" office:value="287.45" calcext:value-type="float">
            <text:p>287.45</text:p>
          </table:table-cell>
          <table:table-cell office:value-type="float" office:value="376.54" calcext:value-type="float">
            <text:p>376.54</text:p>
          </table:table-cell>
          <table:table-cell office:value-type="float" office:value="246.07" calcext:value-type="float">
            <text:p>246.07</text:p>
          </table:table-cell>
          <table:table-cell office:value-type="float" office:value="358.71" calcext:value-type="float">
            <text:p>358.71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4.91" calcext:value-type="float">
            <text:p>354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833.53" calcext:value-type="float">
            <text:p>833.5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448.44" calcext:value-type="float">
            <text:p>448.44</text:p>
          </table:table-cell>
          <table:table-cell office:value-type="string" calcext:value-type="string">
            <text:p>---</text:p>
          </table:table-cell>
          <table:table-cell office:value-type="float" office:value="453.5" calcext:value-type="float">
            <text:p>453.5</text:p>
          </table:table-cell>
          <table:table-cell office:value-type="float" office:value="208.48" calcext:value-type="float">
            <text:p>208.48</text:p>
          </table:table-cell>
          <table:table-cell office:value-type="float" office:value="187.87" calcext:value-type="float">
            <text:p>187.87</text:p>
          </table:table-cell>
          <table:table-cell office:value-type="float" office:value="161.79" calcext:value-type="float">
            <text:p>161.79</text:p>
          </table:table-cell>
          <table:table-cell office:value-type="float" office:value="197.96" calcext:value-type="float">
            <text:p>197.96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string" calcext:value-type="string">
            <text:p>qtbase.do_package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>
          <table:table-cell office:value-type="string" calcext:value-type="string">
            <text:p>qtbase.do_package_write_rpm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49.74" calcext:value-type="float">
            <text:p>249.74</text:p>
          </table:table-cell>
          <table:table-cell office:value-type="string" calcext:value-type="string">
            <text:p>---</text:p>
          </table:table-cell>
          <table:table-cell office:value-type="float" office:value="252.93" calcext:value-type="float">
            <text:p>252.9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2.15" calcext:value-type="float">
            <text:p>262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---</text:p>
          </table:table-cell>
          <table:table-cell office:value-type="float" office:value="280.31" calcext:value-type="float">
            <text:p>280.31</text:p>
          </table:table-cell>
          <table:table-cell office:value-type="string" calcext:value-type="string">
            <text:p>---</text:p>
          </table:table-cell>
          <table:table-cell office:value-type="float" office:value="286.15" calcext:value-type="float">
            <text:p>286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3.3" calcext:value-type="float">
            <text:p>283.3</text:p>
          </table:table-cell>
          <table:table-cell table:number-columns-repeated="1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  <table:table-cell office:value-type="float" office:value="496.17" calcext:value-type="float">
            <text:p>496.17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345.15" calcext:value-type="float">
            <text:p>345.15</text:p>
          </table:table-cell>
          <table:table-cell office:value-type="float" office:value="625.35" calcext:value-type="float">
            <text:p>625.35</text:p>
          </table:table-cell>
          <table:table-cell office:value-type="float" office:value="221.93" calcext:value-type="float">
            <text:p>221.93</text:p>
          </table:table-cell>
          <table:table-cell office:value-type="float" office:value="625.6" calcext:value-type="float">
            <text:p>625.6</text:p>
          </table:table-cell>
          <table:table-cell office:value-type="float" office:value="190.71" calcext:value-type="float">
            <text:p>190.71</text:p>
          </table:table-cell>
          <table:table-cell office:value-type="float" office:value="632.46" calcext:value-type="float">
            <text:p>632.46</text:p>
          </table:table-cell>
          <table:table-cell office:value-type="float" office:value="231.96" calcext:value-type="float">
            <text:p>231.96</text:p>
          </table:table-cell>
          <table:table-cell office:value-type="float" office:value="640.79" calcext:value-type="float">
            <text:p>640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626.18" calcext:value-type="float">
            <text:p>626.18</text:p>
          </table:table-cell>
          <table:table-cell office:value-type="float" office:value="229.62" calcext:value-type="float">
            <text:p>229.62</text:p>
          </table:table-cell>
          <table:table-cell office:value-type="float" office:value="647.28" calcext:value-type="float">
            <text:p>647.28</text:p>
          </table:table-cell>
          <table:table-cell office:value-type="float" office:value="195.63" calcext:value-type="float">
            <text:p>195.63</text:p>
          </table:table-cell>
          <table:table-cell office:value-type="float" office:value="681.8" calcext:value-type="float">
            <text:p>681.8</text:p>
          </table:table-cell>
          <table:table-cell office:value-type="float" office:value="259.25" calcext:value-type="float">
            <text:p>259.25</text:p>
          </table:table-cell>
          <table:table-cell office:value-type="float" office:value="765.73" calcext:value-type="float">
            <text:p>765.73</text:p>
          </table:table-cell>
          <table:table-cell office:value-type="float" office:value="206.39" calcext:value-type="float">
            <text:p>206.39</text:p>
          </table:table-cell>
          <table:table-cell office:value-type="float" office:value="761.77" calcext:value-type="float">
            <text:p>761.77</text:p>
          </table:table-cell>
          <table:table-cell office:value-type="string" calcext:value-type="string">
            <text:p>---</text:p>
          </table:table-cell>
          <table:table-cell office:value-type="float" office:value="721.17" calcext:value-type="float">
            <text:p>721.17</text:p>
          </table:table-cell>
          <table:table-cell office:value-type="float" office:value="197.72" calcext:value-type="float">
            <text:p>197.72</text:p>
          </table:table-cell>
          <table:table-cell office:value-type="float" office:value="1833.29" calcext:value-type="float">
            <text:p>1833.29</text:p>
          </table:table-cell>
          <table:table-cell office:value-type="float" office:value="1681.4" calcext:value-type="float">
            <text:p>1681.4</text:p>
          </table:table-cell>
          <table:table-cell office:value-type="float" office:value="485.55" calcext:value-type="float">
            <text:p>485.55</text:p>
          </table:table-cell>
          <table:table-cell office:value-type="float" office:value="568.62" calcext:value-type="float">
            <text:p>568.62</text:p>
          </table:table-cell>
          <table:table-cell office:value-type="float" office:value="342.34" calcext:value-type="float">
            <text:p>342.34</text:p>
          </table:table-cell>
          <table:table-cell office:value-type="float" office:value="520.6" calcext:value-type="float">
            <text:p>520.6</text:p>
          </table:table-cell>
          <table:table-cell office:value-type="float" office:value="182.32" calcext:value-type="float">
            <text:p>182.32</text:p>
          </table:table-cell>
          <table:table-cell office:value-type="float" office:value="362.2" calcext:value-type="float">
            <text:p>362.2</text:p>
          </table:table-cell>
          <table:table-cell office:value-type="float" office:value="159.5" calcext:value-type="float">
            <text:p>159.5</text:p>
          </table:table-cell>
          <table:table-cell office:value-type="float" office:value="358.98" calcext:value-type="float">
            <text:p>358.98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string" calcext:value-type="string">
            <text:p>qtlocation.do_compile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multimedia.do_compile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21.01" calcext:value-type="float">
            <text:p>521.01</text:p>
          </table:table-cell>
          <table:table-cell office:value-type="float" office:value="154.92" calcext:value-type="float">
            <text:p>154.92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22.86" calcext:value-type="float">
            <text:p>222.8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22.08" calcext:value-type="float">
            <text:p>222.0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---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---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---</text:p>
          </table:table-cell>
          <table:table-cell office:value-type="float" office:value="1008.47" calcext:value-type="float">
            <text:p>1008.47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216.21" calcext:value-type="float">
            <text:p>216.21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51.27" calcext:value-type="float">
            <text:p>151.27</text:p>
          </table:table-cell>
          <table:table-cell office:value-type="string" calcext:value-type="string">
            <text:p>---</text:p>
          </table:table-cell>
          <table:table-cell office:value-type="float" office:value="142.44" calcext:value-type="float">
            <text:p>142.4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6.38" calcext:value-type="float">
            <text:p>606.38</text:p>
          </table:table-cell>
          <table:table-cell office:value-type="float" office:value="187.46" calcext:value-type="float">
            <text:p>187.46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---</text:p>
          </table:table-cell>
          <table:table-cell office:value-type="float" office:value="317.64" calcext:value-type="float">
            <text:p>317.64</text:p>
          </table:table-cell>
          <table:table-cell office:value-type="string" calcext:value-type="string">
            <text:p>---</text:p>
          </table:table-cell>
          <table:table-cell office:value-type="float" office:value="302.79" calcext:value-type="float">
            <text:p>302.79</text:p>
          </table:table-cell>
          <table:table-cell office:value-type="float" office:value="206.27" calcext:value-type="float">
            <text:p>206.27</text:p>
          </table:table-cell>
          <table:table-cell office:value-type="float" office:value="307.87" calcext:value-type="float">
            <text:p>307.87</text:p>
          </table:table-cell>
          <table:table-cell office:value-type="string" calcext:value-type="string">
            <text:p>---</text:p>
          </table:table-cell>
          <table:table-cell office:value-type="float" office:value="302.46" calcext:value-type="float">
            <text:p>302.46</text:p>
          </table:table-cell>
          <table:table-cell office:value-type="float" office:value="214.95" calcext:value-type="float">
            <text:p>214.95</text:p>
          </table:table-cell>
          <table:table-cell office:value-type="float" office:value="312.27" calcext:value-type="float">
            <text:p>312.27</text:p>
          </table:table-cell>
          <table:table-cell office:value-type="string" calcext:value-type="string">
            <text:p>---</text:p>
          </table:table-cell>
          <table:table-cell office:value-type="float" office:value="329.52" calcext:value-type="float">
            <text:p>329.52</text:p>
          </table:table-cell>
          <table:table-cell office:value-type="float" office:value="289.14" calcext:value-type="float">
            <text:p>289.14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---</text:p>
          </table:table-cell>
          <table:table-cell office:value-type="float" office:value="357.77" calcext:value-type="float">
            <text:p>357.77</text:p>
          </table:table-cell>
          <table:table-cell office:value-type="string" calcext:value-type="string">
            <text:p>---</text:p>
          </table:table-cell>
          <table:table-cell office:value-type="float" office:value="362.27" calcext:value-type="float">
            <text:p>362.27</text:p>
          </table:table-cell>
          <table:table-cell office:value-type="string" calcext:value-type="string">
            <text:p>---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1332.53" calcext:value-type="float">
            <text:p>1332.5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7.38" calcext:value-type="float">
            <text:p>247.3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--</text:p>
          </table:table-cell>
          <table:table-cell office:value-type="float" office:value="185.68" calcext:value-type="float">
            <text:p>185.68</text:p>
          </table:table-cell>
          <table:table-cell office:value-type="float" office:value="149.17" calcext:value-type="float">
            <text:p>149.17</text:p>
          </table:table-cell>
          <table:table-cell office:value-type="float" office:value="193.38" calcext:value-type="float">
            <text:p>193.3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  <table:table-cell office:value-type="float" office:value="6743.55" calcext:value-type="float">
            <text:p>6743.55</text:p>
          </table:table-cell>
          <table:table-cell office:value-type="float" office:value="6492.25" calcext:value-type="float">
            <text:p>6492.25</text:p>
          </table:table-cell>
          <table:table-cell office:value-type="float" office:value="2252.18" calcext:value-type="float">
            <text:p>2252.18</text:p>
          </table:table-cell>
          <table:table-cell office:value-type="float" office:value="2269.82" calcext:value-type="float">
            <text:p>2269.82</text:p>
          </table:table-cell>
          <table:table-cell office:value-type="float" office:value="2391.35" calcext:value-type="float">
            <text:p>2391.35</text:p>
          </table:table-cell>
          <table:table-cell office:value-type="float" office:value="2311.44" calcext:value-type="float">
            <text:p>2311.44</text:p>
          </table:table-cell>
          <table:table-cell office:value-type="float" office:value="834.5" calcext:value-type="float">
            <text:p>834.5</text:p>
          </table:table-cell>
          <table:table-cell office:value-type="float" office:value="2314.24" calcext:value-type="float">
            <text:p>2314.24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2306.12" calcext:value-type="float">
            <text:p>2306.12</text:p>
          </table:table-cell>
          <table:table-cell office:value-type="float" office:value="837.91" calcext:value-type="float">
            <text:p>837.91</text:p>
          </table:table-cell>
          <table:table-cell office:value-type="float" office:value="2300.01" calcext:value-type="float">
            <text:p>2300.01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307.8" calcext:value-type="float">
            <text:p>2307.8</text:p>
          </table:table-cell>
          <table:table-cell office:value-type="float" office:value="838.43" calcext:value-type="float">
            <text:p>838.43</text:p>
          </table:table-cell>
          <table:table-cell office:value-type="float" office:value="2900.42" calcext:value-type="float">
            <text:p>2900.42</text:p>
          </table:table-cell>
          <table:table-cell office:value-type="float" office:value="2928.48" calcext:value-type="float">
            <text:p>2928.48</text:p>
          </table:table-cell>
          <table:table-cell office:value-type="float" office:value="2891.56" calcext:value-type="float">
            <text:p>2891.56</text:p>
          </table:table-cell>
          <table:table-cell office:value-type="float" office:value="1029.51" calcext:value-type="float">
            <text:p>1029.51</text:p>
          </table:table-cell>
          <table:table-cell office:value-type="float" office:value="2770.45" calcext:value-type="float">
            <text:p>2770.45</text:p>
          </table:table-cell>
          <table:table-cell office:value-type="float" office:value="2283.09" calcext:value-type="float">
            <text:p>2283.09</text:p>
          </table:table-cell>
          <table:table-cell office:value-type="float" office:value="2828.24" calcext:value-type="float">
            <text:p>2828.2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12969.35" calcext:value-type="float">
            <text:p>12969.35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5030.75" calcext:value-type="float">
            <text:p>5030.75</text:p>
          </table:table-cell>
          <table:table-cell office:value-type="float" office:value="3243.81" calcext:value-type="float">
            <text:p>3243.81</text:p>
          </table:table-cell>
          <table:table-cell office:value-type="float" office:value="3559.41" calcext:value-type="float">
            <text:p>3559.41</text:p>
          </table:table-cell>
          <table:table-cell office:value-type="float" office:value="3181" calcext:value-type="float">
            <text:p>3181</text:p>
          </table:table-cell>
          <table:table-cell office:value-type="float" office:value="1001.33" calcext:value-type="float">
            <text:p>1001.33</text:p>
          </table:table-cell>
          <table:table-cell office:value-type="float" office:value="2710.93" calcext:value-type="float">
            <text:p>2710.93</text:p>
          </table:table-cell>
          <table:table-cell office:value-type="float" office:value="2016.46" calcext:value-type="float">
            <text:p>2016.46</text:p>
          </table:table-cell>
          <table:table-cell office:value-type="float" office:value="2570.37" calcext:value-type="float">
            <text:p>2570.37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>
          <table:table-cell office:value-type="string" calcext:value-type="string">
            <text:p>qtwebengine.do_package_write_rpm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61.33" calcext:value-type="float">
            <text:p>261.33</text:p>
          </table:table-cell>
          <table:table-cell table:number-columns-repeated="1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  <table:table-cell office:value-type="float" office:value="5167.27" calcext:value-type="float">
            <text:p>5167.27</text:p>
          </table:table-cell>
          <table:table-cell office:value-type="float" office:value="4594.28" calcext:value-type="float">
            <text:p>4594.28</text:p>
          </table:table-cell>
          <table:table-cell office:value-type="float" office:value="2324.39" calcext:value-type="float">
            <text:p>2324.39</text:p>
          </table:table-cell>
          <table:table-cell office:value-type="float" office:value="2120.87" calcext:value-type="float">
            <text:p>2120.87</text:p>
          </table:table-cell>
          <table:table-cell office:value-type="float" office:value="2158.31" calcext:value-type="float">
            <text:p>2158.31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749.77" calcext:value-type="float">
            <text:p>749.77</text:p>
          </table:table-cell>
          <table:table-cell office:value-type="float" office:value="2110.8" calcext:value-type="float">
            <text:p>2110.8</text:p>
          </table:table-cell>
          <table:table-cell office:value-type="float" office:value="2049.64" calcext:value-type="float">
            <text:p>2049.64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794.52" calcext:value-type="float">
            <text:p>794.5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055.17" calcext:value-type="float">
            <text:p>2055.17</text:p>
          </table:table-cell>
          <table:table-cell office:value-type="float" office:value="779.56" calcext:value-type="float">
            <text:p>779.56</text:p>
          </table:table-cell>
          <table:table-cell office:value-type="float" office:value="2521.53" calcext:value-type="float">
            <text:p>2521.53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2455.17" calcext:value-type="float">
            <text:p>2455.17</text:p>
          </table:table-cell>
          <table:table-cell office:value-type="float" office:value="999.29" calcext:value-type="float">
            <text:p>999.29</text:p>
          </table:table-cell>
          <table:table-cell office:value-type="float" office:value="2453.43" calcext:value-type="float">
            <text:p>2453.43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516.46" calcext:value-type="float">
            <text:p>2516.46</text:p>
          </table:table-cell>
          <table:table-cell office:value-type="float" office:value="935.08" calcext:value-type="float">
            <text:p>935.08</text:p>
          </table:table-cell>
          <table:table-cell office:value-type="float" office:value="9032.41" calcext:value-type="float">
            <text:p>9032.41</text:p>
          </table:table-cell>
          <table:table-cell office:value-type="float" office:value="9605.32" calcext:value-type="float">
            <text:p>9605.32</text:p>
          </table:table-cell>
          <table:table-cell office:value-type="float" office:value="3514.89" calcext:value-type="float">
            <text:p>3514.89</text:p>
          </table:table-cell>
          <table:table-cell office:value-type="float" office:value="2340.51" calcext:value-type="float">
            <text:p>2340.51</text:p>
          </table:table-cell>
          <table:table-cell office:value-type="float" office:value="2828.96" calcext:value-type="float">
            <text:p>2828.96</text:p>
          </table:table-cell>
          <table:table-cell office:value-type="float" office:value="2308.34" calcext:value-type="float">
            <text:p>2308.34</text:p>
          </table:table-cell>
          <table:table-cell office:value-type="float" office:value="708.57" calcext:value-type="float">
            <text:p>708.57</text:p>
          </table:table-cell>
          <table:table-cell office:value-type="float" office:value="2827.39" calcext:value-type="float">
            <text:p>2827.39</text:p>
          </table:table-cell>
          <table:table-cell office:value-type="string" calcext:value-type="string">
            <text:p>---</text:p>
          </table:table-cell>
          <table:table-cell office:value-type="float" office:value="2809.77" calcext:value-type="float">
            <text:p>2809.77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>
          <table:table-cell office:value-type="string" calcext:value-type="string">
            <text:p>qtwebkit.do_package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74.52" calcext:value-type="float">
            <text:p>274.5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77.68" calcext:value-type="float">
            <text:p>377.68</text:p>
          </table:table-cell>
          <table:table-cell office:value-type="float" office:value="373.3" calcext:value-type="float">
            <text:p>373.3</text:p>
          </table:table-cell>
          <table:table-cell office:value-type="float" office:value="362.87" calcext:value-type="float">
            <text:p>362.87</text:p>
          </table:table-cell>
          <table:table-cell office:value-type="float" office:value="167.63" calcext:value-type="float">
            <text:p>167.63</text:p>
          </table:table-cell>
          <table:table-cell office:value-type="float" office:value="146.64" calcext:value-type="float">
            <text:p>146.64</text:p>
          </table:table-cell>
          <table:table-cell office:value-type="string" calcext:value-type="string">
            <text:p>---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  <table:table-cell office:value-type="float" office:value="492.74" calcext:value-type="float">
            <text:p>492.7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07.25" calcext:value-type="float">
            <text:p>207.2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98.57" calcext:value-type="float">
            <text:p>198.57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11.71" calcext:value-type="float">
            <text:p>911.71</text:p>
          </table:table-cell>
          <table:table-cell office:value-type="string" calcext:value-type="string">
            <text:p>---</text:p>
          </table:table-cell>
          <table:table-cell office:value-type="float" office:value="212.48" calcext:value-type="float">
            <text:p>212.48</text:p>
          </table:table-cell>
          <table:table-cell office:value-type="float" office:value="312.79" calcext:value-type="float">
            <text:p>312.79</text:p>
          </table:table-cell>
          <table:table-cell office:value-type="float" office:value="246.75" calcext:value-type="float">
            <text:p>246.75</text:p>
          </table:table-cell>
          <table:table-cell office:value-type="float" office:value="329.2" calcext:value-type="float">
            <text:p>329.2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  <table:table-cell office:value-type="string" calcext:value-type="string">
            <text:p>--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--</text:p>
          </table:table-cell>
          <table:table-cell office:value-type="float" office:value="270.58" calcext:value-type="float">
            <text:p>270.58</text:p>
          </table:table-cell>
          <table:table-cell office:value-type="string" calcext:value-type="string">
            <text:p>---</text:p>
          </table:table-cell>
          <table:table-cell office:value-type="float" office:value="315.91" calcext:value-type="float">
            <text:p>315.91</text:p>
          </table:table-cell>
          <table:table-cell office:value-type="string" calcext:value-type="string">
            <text:p>---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---</text:p>
          </table:table-cell>
          <table:table-cell office:value-type="float" office:value="292.63" calcext:value-type="float">
            <text:p>292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0.34" calcext:value-type="float">
            <text:p>290.34</text:p>
          </table:table-cell>
          <table:table-cell office:value-type="string" calcext:value-type="string">
            <text:p>---</text:p>
          </table:table-cell>
          <table:table-cell office:value-type="float" office:value="306.57" calcext:value-type="float">
            <text:p>306.57</text:p>
          </table:table-cell>
          <table:table-cell office:value-type="string" calcext:value-type="string">
            <text:p>---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---</text:p>
          </table:table-cell>
          <table:table-cell office:value-type="float" office:value="345.73" calcext:value-type="float">
            <text:p>345.73</text:p>
          </table:table-cell>
          <table:table-cell office:value-type="string" calcext:value-type="string">
            <text:p>---</text:p>
          </table:table-cell>
          <table:table-cell office:value-type="float" office:value="335.29" calcext:value-type="float">
            <text:p>335.29</text:p>
          </table:table-cell>
          <table:table-cell office:value-type="string" calcext:value-type="string">
            <text:p>---</text:p>
          </table:table-cell>
          <table:table-cell office:value-type="float" office:value="998.54" calcext:value-type="float">
            <text:p>998.54</text:p>
          </table:table-cell>
          <table:table-cell office:value-type="float" office:value="998.43" calcext:value-type="float">
            <text:p>998.43</text:p>
          </table:table-cell>
          <table:table-cell office:value-type="float" office:value="190.52" calcext:value-type="float">
            <text:p>190.52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62.62" calcext:value-type="float">
            <text:p>162.62</text:p>
          </table:table-cell>
          <table:table-cell office:value-type="string" calcext:value-type="string">
            <text:p>---</text:p>
          </table:table-cell>
          <table:table-cell office:value-type="float" office:value="159.51" calcext:value-type="float">
            <text:p>159.5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  <table:table-cell office:value-type="float" office:value="609.02" calcext:value-type="float">
            <text:p>609.02</text:p>
          </table:table-cell>
          <table:table-cell office:value-type="float" office:value="566.17" calcext:value-type="float">
            <text:p>566.17</text:p>
          </table:table-cell>
          <table:table-cell office:value-type="float" office:value="456.38" calcext:value-type="float">
            <text:p>456.38</text:p>
          </table:table-cell>
          <table:table-cell office:value-type="string" calcext:value-type="string">
            <text:p>---</text:p>
          </table:table-cell>
          <table:table-cell office:value-type="float" office:value="214.16" calcext:value-type="float">
            <text:p>214.16</text:p>
          </table:table-cell>
          <table:table-cell office:value-type="string" calcext:value-type="string">
            <text:p>---</text:p>
          </table:table-cell>
          <table:table-cell office:value-type="float" office:value="179.08" calcext:value-type="float">
            <text:p>179.08</text:p>
          </table:table-cell>
          <table:table-cell office:value-type="string" calcext:value-type="string">
            <text:p>---</text:p>
          </table:table-cell>
          <table:table-cell office:value-type="float" office:value="216.99" calcext:value-type="float">
            <text:p>216.99</text:p>
          </table:table-cell>
          <table:table-cell office:value-type="string" calcext:value-type="string">
            <text:p>---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</text:p>
          </table:table-cell>
          <table:table-cell office:value-type="float" office:value="182.53" calcext:value-type="float">
            <text:p>182.5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14.48" calcext:value-type="float">
            <text:p>214.48</text:p>
          </table:table-cell>
          <table:table-cell office:value-type="string" calcext:value-type="string">
            <text:p>---</text:p>
          </table:table-cell>
          <table:table-cell office:value-type="float" office:value="316.73" calcext:value-type="float">
            <text:p>316.7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14.83" calcext:value-type="float">
            <text:p>214.83</text:p>
          </table:table-cell>
          <table:table-cell office:value-type="float" office:value="2233.43" calcext:value-type="float">
            <text:p>2233.43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653.89" calcext:value-type="float">
            <text:p>653.89</text:p>
          </table:table-cell>
          <table:table-cell office:value-type="float" office:value="386.23" calcext:value-type="float">
            <text:p>386.23</text:p>
          </table:table-cell>
          <table:table-cell office:value-type="float" office:value="326.4" calcext:value-type="float">
            <text:p>326.4</text:p>
          </table:table-cell>
          <table:table-cell office:value-type="float" office:value="309.21" calcext:value-type="float">
            <text:p>309.21</text:p>
          </table:table-cell>
          <table:table-cell office:value-type="float" office:value="213.47" calcext:value-type="float">
            <text:p>213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  <table:table-cell office:value-type="float" office:value="11009.12" calcext:value-type="float">
            <text:p>11009.12</text:p>
          </table:table-cell>
          <table:table-cell office:value-type="float" office:value="11340.96" calcext:value-type="float">
            <text:p>11340.96</text:p>
          </table:table-cell>
          <table:table-cell office:value-type="float" office:value="2660.58" calcext:value-type="float">
            <text:p>2660.58</text:p>
          </table:table-cell>
          <table:table-cell office:value-type="float" office:value="6351.12" calcext:value-type="float">
            <text:p>6351.12</text:p>
          </table:table-cell>
          <table:table-cell office:value-type="float" office:value="5696.09" calcext:value-type="float">
            <text:p>5696.09</text:p>
          </table:table-cell>
          <table:table-cell office:value-type="float" office:value="6317.46" calcext:value-type="float">
            <text:p>6317.46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6390.62" calcext:value-type="float">
            <text:p>6390.62</text:p>
          </table:table-cell>
          <table:table-cell office:value-type="float" office:value="5561.55" calcext:value-type="float">
            <text:p>5561.55</text:p>
          </table:table-cell>
          <table:table-cell office:value-type="float" office:value="6360.64" calcext:value-type="float">
            <text:p>6360.64</text:p>
          </table:table-cell>
          <table:table-cell office:value-type="float" office:value="2022.55" calcext:value-type="float">
            <text:p>2022.55</text:p>
          </table:table-cell>
          <table:table-cell office:value-type="float" office:value="6462.08" calcext:value-type="float">
            <text:p>6462.08</text:p>
          </table:table-cell>
          <table:table-cell office:value-type="float" office:value="5514.28" calcext:value-type="float">
            <text:p>5514.28</text:p>
          </table:table-cell>
          <table:table-cell office:value-type="float" office:value="6321.39" calcext:value-type="float">
            <text:p>6321.39</text:p>
          </table:table-cell>
          <table:table-cell office:value-type="float" office:value="2026.51" calcext:value-type="float">
            <text:p>2026.51</text:p>
          </table:table-cell>
          <table:table-cell office:value-type="float" office:value="7672.7" calcext:value-type="float">
            <text:p>7672.7</text:p>
          </table:table-cell>
          <table:table-cell office:value-type="float" office:value="5228.51" calcext:value-type="float">
            <text:p>5228.51</text:p>
          </table:table-cell>
          <table:table-cell office:value-type="float" office:value="7562.24" calcext:value-type="float">
            <text:p>7562.24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650.51" calcext:value-type="float">
            <text:p>7650.51</text:p>
          </table:table-cell>
          <table:table-cell office:value-type="float" office:value="4417.03" calcext:value-type="float">
            <text:p>4417.03</text:p>
          </table:table-cell>
          <table:table-cell office:value-type="float" office:value="7444.33" calcext:value-type="float">
            <text:p>7444.33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13232.38" calcext:value-type="float">
            <text:p>13232.38</text:p>
          </table:table-cell>
          <table:table-cell office:value-type="float" office:value="12757.36" calcext:value-type="float">
            <text:p>12757.36</text:p>
          </table:table-cell>
          <table:table-cell office:value-type="float" office:value="2333.93" calcext:value-type="float">
            <text:p>2333.93</text:p>
          </table:table-cell>
          <table:table-cell office:value-type="float" office:value="5879.58" calcext:value-type="float">
            <text:p>5879.58</text:p>
          </table:table-cell>
          <table:table-cell office:value-type="float" office:value="5480" calcext:value-type="float">
            <text:p>5480</text:p>
          </table:table-cell>
          <table:table-cell office:value-type="float" office:value="5543.48" calcext:value-type="float">
            <text:p>5543.48</text:p>
          </table:table-cell>
          <table:table-cell office:value-type="float" office:value="1758.98" calcext:value-type="float">
            <text:p>1758.98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2156.97" calcext:value-type="float">
            <text:p>2156.97</text:p>
          </table:table-cell>
          <table:table-cell office:value-type="float" office:value="2858.43" calcext:value-type="float">
            <text:p>2858.43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>
          <table:table-cell office:value-type="string" calcext:value-type="string">
            <text:p>sud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14.05" calcext:value-type="float">
            <text:p>114.05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  <table:table-cell office:value-type="float" office:value="4343.14" calcext:value-type="float">
            <text:p>4343.14</text:p>
          </table:table-cell>
          <table:table-cell office:value-type="float" office:value="4307.39" calcext:value-type="float">
            <text:p>4307.39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790.06" calcext:value-type="float">
            <text:p>1790.06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828.9" calcext:value-type="float">
            <text:p>1828.9</text:p>
          </table:table-cell>
          <table:table-cell office:value-type="float" office:value="668.98" calcext:value-type="float">
            <text:p>668.98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1630.49" calcext:value-type="float">
            <text:p>1630.49</text:p>
          </table:table-cell>
          <table:table-cell office:value-type="float" office:value="1842.6" calcext:value-type="float">
            <text:p>1842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1831.9" calcext:value-type="float">
            <text:p>1831.9</text:p>
          </table:table-cell>
          <table:table-cell office:value-type="float" office:value="1454.69" calcext:value-type="float">
            <text:p>1454.69</text:p>
          </table:table-cell>
          <table:table-cell office:value-type="float" office:value="1798.16" calcext:value-type="float">
            <text:p>1798.16</text:p>
          </table:table-cell>
          <table:table-cell office:value-type="float" office:value="683.14" calcext:value-type="float">
            <text:p>683.14</text:p>
          </table:table-cell>
          <table:table-cell office:value-type="float" office:value="2170.33" calcext:value-type="float">
            <text:p>2170.33</text:p>
          </table:table-cell>
          <table:table-cell office:value-type="float" office:value="1972.12" calcext:value-type="float">
            <text:p>1972.12</text:p>
          </table:table-cell>
          <table:table-cell office:value-type="float" office:value="2230.24" calcext:value-type="float">
            <text:p>2230.24</text:p>
          </table:table-cell>
          <table:table-cell office:value-type="float" office:value="781.13" calcext:value-type="float">
            <text:p>781.13</text:p>
          </table:table-cell>
          <table:table-cell office:value-type="float" office:value="2234.91" calcext:value-type="float">
            <text:p>2234.91</text:p>
          </table:table-cell>
          <table:table-cell office:value-type="float" office:value="1741.62" calcext:value-type="float">
            <text:p>1741.62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759.36" calcext:value-type="float">
            <text:p>759.36</text:p>
          </table:table-cell>
          <table:table-cell office:value-type="float" office:value="9020.49" calcext:value-type="float">
            <text:p>9020.49</text:p>
          </table:table-cell>
          <table:table-cell office:value-type="float" office:value="8700.24" calcext:value-type="float">
            <text:p>8700.24</text:p>
          </table:table-cell>
          <table:table-cell office:value-type="float" office:value="2151.2" calcext:value-type="float">
            <text:p>2151.2</text:p>
          </table:table-cell>
          <table:table-cell office:value-type="float" office:value="1980.64" calcext:value-type="float">
            <text:p>1980.64</text:p>
          </table:table-cell>
          <table:table-cell office:value-type="float" office:value="2512.17" calcext:value-type="float">
            <text:p>2512.17</text:p>
          </table:table-cell>
          <table:table-cell office:value-type="float" office:value="1925.72" calcext:value-type="float">
            <text:p>1925.72</text:p>
          </table:table-cell>
          <table:table-cell office:value-type="float" office:value="762.26" calcext:value-type="float">
            <text:p>762.26</text:p>
          </table:table-cell>
          <table:table-cell office:value-type="float" office:value="3965.83" calcext:value-type="float">
            <text:p>3965.83</text:p>
          </table:table-cell>
          <table:table-cell office:value-type="float" office:value="2565.35" calcext:value-type="float">
            <text:p>2565.35</text:p>
          </table:table-cell>
          <table:table-cell office:value-type="float" office:value="4172.06" calcext:value-type="float">
            <text:p>4172.06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>
          <table:table-cell office:value-type="string" calcext:value-type="string">
            <text:p>webkitgtk.do_packag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49.4" calcext:value-type="float">
            <text:p>249.4</text:p>
          </table:table-cell>
          <table:table-cell office:value-type="float" office:value="224.44" calcext:value-type="float">
            <text:p>224.44</text:p>
          </table:table-cell>
          <table:table-cell office:value-type="string" calcext:value-type="string">
            <text:p>---</text:p>
          </table:table-cell>
          <table:table-cell office:value-type="float" office:value="278.24" calcext:value-type="float">
            <text:p>278.2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36" calcext:value-type="float">
            <text:p>276.36</text:p>
          </table:table-cell>
          <table:table-cell office:value-type="float" office:value="213.73" calcext:value-type="float">
            <text:p>213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16" calcext:value-type="float">
            <text:p>276.16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289.2" calcext:value-type="float">
            <text:p>289.2</text:p>
          </table:table-cell>
          <table:table-cell office:value-type="float" office:value="318.16" calcext:value-type="float">
            <text:p>318.16</text:p>
          </table:table-cell>
          <table:table-cell office:value-type="float" office:value="302.24" calcext:value-type="float">
            <text:p>302.24</text:p>
          </table:table-cell>
          <table:table-cell office:value-type="float" office:value="233.74" calcext:value-type="float">
            <text:p>233.74</text:p>
          </table:table-cell>
          <table:table-cell office:value-type="string" calcext:value-type="string">
            <text:p>---</text:p>
          </table:table-cell>
          <table:table-cell office:value-type="float" office:value="173.22" calcext:value-type="float">
            <text:p>173.22</text:p>
          </table:table-cell>
          <table:table-cell office:value-type="string" calcext:value-type="string">
            <text:p>---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  <table:table-cell office:value-type="float" office:value="667.94" calcext:value-type="float">
            <text:p>667.94</text:p>
          </table:table-cell>
          <table:table-cell office:value-type="float" office:value="620.8" calcext:value-type="float">
            <text:p>620.8</text:p>
          </table:table-cell>
          <table:table-cell office:value-type="float" office:value="229.47" calcext:value-type="float">
            <text:p>229.47</text:p>
          </table:table-cell>
          <table:table-cell office:value-type="float" office:value="463.33" calcext:value-type="float">
            <text:p>463.33</text:p>
          </table:table-cell>
          <table:table-cell office:value-type="float" office:value="440.63" calcext:value-type="float">
            <text:p>440.63</text:p>
          </table:table-cell>
          <table:table-cell office:value-type="float" office:value="448.56" calcext:value-type="float">
            <text:p>448.56</text:p>
          </table:table-cell>
          <table:table-cell office:value-type="string" calcext:value-type="string">
            <text:p>---</text:p>
          </table:table-cell>
          <table:table-cell office:value-type="float" office:value="463.47" calcext:value-type="float">
            <text:p>463.4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21.77" calcext:value-type="float">
            <text:p>521.77</text:p>
          </table:table-cell>
          <table:table-cell office:value-type="string" calcext:value-type="string">
            <text:p>---</text:p>
          </table:table-cell>
          <table:table-cell office:value-type="float" office:value="458.04" calcext:value-type="float">
            <text:p>458.04</text:p>
          </table:table-cell>
          <table:table-cell office:value-type="float" office:value="390.82" calcext:value-type="float">
            <text:p>390.82</text:p>
          </table:table-cell>
          <table:table-cell office:value-type="float" office:value="394.25" calcext:value-type="float">
            <text:p>394.25</text:p>
          </table:table-cell>
          <table:table-cell office:value-type="string" calcext:value-type="string">
            <text:p>---</text:p>
          </table:table-cell>
          <table:table-cell office:value-type="float" office:value="463.46" calcext:value-type="float">
            <text:p>463.46</text:p>
          </table:table-cell>
          <table:table-cell office:value-type="float" office:value="493.48" calcext:value-type="float">
            <text:p>493.48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---</text:p>
          </table:table-cell>
          <table:table-cell office:value-type="float" office:value="546.92" calcext:value-type="float">
            <text:p>546.92</text:p>
          </table:table-cell>
          <table:table-cell office:value-type="float" office:value="435.5" calcext:value-type="float">
            <text:p>435.5</text:p>
          </table:table-cell>
          <table:table-cell office:value-type="float" office:value="477.28" calcext:value-type="float">
            <text:p>477.28</text:p>
          </table:table-cell>
          <table:table-cell office:value-type="string" calcext:value-type="string">
            <text:p>---</text:p>
          </table:table-cell>
          <table:table-cell office:value-type="float" office:value="881.69" calcext:value-type="float">
            <text:p>881.69</text:p>
          </table:table-cell>
          <table:table-cell office:value-type="float" office:value="874.01" calcext:value-type="float">
            <text:p>874.01</text:p>
          </table:table-cell>
          <table:table-cell office:value-type="float" office:value="381.25" calcext:value-type="float">
            <text:p>381.25</text:p>
          </table:table-cell>
          <table:table-cell office:value-type="float" office:value="329.7" calcext:value-type="float">
            <text:p>329.7</text:p>
          </table:table-cell>
          <table:table-cell office:value-type="float" office:value="346.57" calcext:value-type="float">
            <text:p>346.57</text:p>
          </table:table-cell>
          <table:table-cell office:value-type="float" office:value="323.22" calcext:value-type="float">
            <text:p>323.22</text:p>
          </table:table-cell>
          <table:table-cell office:value-type="float" office:value="225.18" calcext:value-type="float">
            <text:p>225.18</text:p>
          </table:table-cell>
          <table:table-cell office:value-type="string" calcext:value-type="string">
            <text:p>---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---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  <table:table-cell office:value-type="float" office:value="19699.89" calcext:value-type="float">
            <text:p>19699.89</text:p>
          </table:table-cell>
          <table:table-cell office:value-type="float" office:value="19358.37" calcext:value-type="float">
            <text:p>19358.37</text:p>
          </table:table-cell>
          <table:table-cell office:value-type="float" office:value="26976.76" calcext:value-type="float">
            <text:p>26976.76</text:p>
          </table:table-cell>
          <table:table-cell office:value-type="float" office:value="8289.49" calcext:value-type="float">
            <text:p>8289.49</text:p>
          </table:table-cell>
          <table:table-cell office:value-type="float" office:value="9472.01" calcext:value-type="float">
            <text:p>9472.01</text:p>
          </table:table-cell>
          <table:table-cell office:value-type="float" office:value="8262.44" calcext:value-type="float">
            <text:p>8262.44</text:p>
          </table:table-cell>
          <table:table-cell office:value-type="float" office:value="17574.32" calcext:value-type="float">
            <text:p>17574.32</text:p>
          </table:table-cell>
          <table:table-cell office:value-type="float" office:value="8309.38" calcext:value-type="float">
            <text:p>8309.38</text:p>
          </table:table-cell>
          <table:table-cell office:value-type="float" office:value="9240.79" calcext:value-type="float">
            <text:p>9240.79</text:p>
          </table:table-cell>
          <table:table-cell office:value-type="float" office:value="8259.42" calcext:value-type="float">
            <text:p>8259.42</text:p>
          </table:table-cell>
          <table:table-cell office:value-type="float" office:value="17126.62" calcext:value-type="float">
            <text:p>17126.62</text:p>
          </table:table-cell>
          <table:table-cell office:value-type="float" office:value="8375.13" calcext:value-type="float">
            <text:p>8375.13</text:p>
          </table:table-cell>
          <table:table-cell office:value-type="float" office:value="9197.3" calcext:value-type="float">
            <text:p>9197.3</text:p>
          </table:table-cell>
          <table:table-cell office:value-type="float" office:value="8247.79" calcext:value-type="float">
            <text:p>8247.79</text:p>
          </table:table-cell>
          <table:table-cell office:value-type="float" office:value="17399.58" calcext:value-type="float">
            <text:p>17399.58</text:p>
          </table:table-cell>
          <table:table-cell office:value-type="float" office:value="9628.34" calcext:value-type="float">
            <text:p>9628.34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9523.6" calcext:value-type="float">
            <text:p>9523.6</text:p>
          </table:table-cell>
          <table:table-cell office:value-type="float" office:value="16631.03" calcext:value-type="float">
            <text:p>16631.03</text:p>
          </table:table-cell>
          <table:table-cell office:value-type="float" office:value="9614.88" calcext:value-type="float">
            <text:p>9614.88</text:p>
          </table:table-cell>
          <table:table-cell office:value-type="float" office:value="9392.89" calcext:value-type="float">
            <text:p>9392.89</text:p>
          </table:table-cell>
          <table:table-cell office:value-type="float" office:value="9590.77" calcext:value-type="float">
            <text:p>9590.77</text:p>
          </table:table-cell>
          <table:table-cell office:value-type="float" office:value="17258.88" calcext:value-type="float">
            <text:p>17258.88</text:p>
          </table:table-cell>
          <table:table-cell office:value-type="float" office:value="32780.01" calcext:value-type="float">
            <text:p>32780.01</text:p>
          </table:table-cell>
          <table:table-cell office:value-type="float" office:value="33274.69" calcext:value-type="float">
            <text:p>33274.69</text:p>
          </table:table-cell>
          <table:table-cell office:value-type="float" office:value="34755.89" calcext:value-type="float">
            <text:p>34755.89</text:p>
          </table:table-cell>
          <table:table-cell office:value-type="float" office:value="9191.8" calcext:value-type="float">
            <text:p>9191.8</text:p>
          </table:table-cell>
          <table:table-cell office:value-type="float" office:value="9628.41" calcext:value-type="float">
            <text:p>9628.41</text:p>
          </table:table-cell>
          <table:table-cell office:value-type="float" office:value="9075.5" calcext:value-type="float">
            <text:p>9075.5</text:p>
          </table:table-cell>
          <table:table-cell office:value-type="float" office:value="14763.06" calcext:value-type="float">
            <text:p>14763.06</text:p>
          </table:table-cell>
          <table:table-cell office:value-type="float" office:value="6018.16" calcext:value-type="float">
            <text:p>6018.16</text:p>
          </table:table-cell>
          <table:table-cell office:value-type="float" office:value="5340.29" calcext:value-type="float">
            <text:p>5340.29</text:p>
          </table:table-cell>
          <table:table-cell office:value-type="float" office:value="5984.95" calcext:value-type="float">
            <text:p>5984.95</text:p>
          </table:table-cell>
          <table:table-cell office:value-type="float" office:value="10332.07" calcext:value-type="float">
            <text:p>10332.07</text:p>
          </table:table-cell>
        </table:table-row>
      </table:table>
      <table:table table:name="table.top20.build-test" table:style-name="ta1">
        <table:table-column table:style-name="co38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top20.fetch" table:style-name="ta1">
        <table:table-column table:style-name="co38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13.32" calcext:value-type="float">
            <text:p>313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76.43" calcext:value-type="float">
            <text:p>47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179.58" calcext:value-type="float">
            <text:p>179.5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20.24" calcext:value-type="float">
            <text:p>42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564.47" calcext:value-type="float">
            <text:p>564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154.03" calcext:value-type="float">
            <text:p>154.0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72.18" calcext:value-type="float">
            <text:p>472.1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70.45" calcext:value-type="float">
            <text:p>570.4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97" calcext:value-type="float">
            <text:p>122.9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9.73" calcext:value-type="float">
            <text:p>219.7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65.28" calcext:value-type="float">
            <text:p>65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87.03" calcext:value-type="float">
            <text:p>287.0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float" office:value="87.63" calcext:value-type="float">
            <text:p>87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5.91" calcext:value-type="float">
            <text:p>325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46.43" calcext:value-type="float">
            <text:p>34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13.39" calcext:value-type="float">
            <text:p>113.3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26.68" calcext:value-type="float">
            <text:p>126.6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53.29" calcext:value-type="float">
            <text:p>153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6.05" calcext:value-type="float">
            <text:p>256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64.8" calcext:value-type="float">
            <text:p>364.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53.49" calcext:value-type="float">
            <text:p>253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311.52" calcext:value-type="float">
            <text:p>311.5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07.91" calcext:value-type="float">
            <text:p>207.9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17.16" calcext:value-type="float">
            <text:p>517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73.08" calcext:value-type="float">
            <text:p>573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198.11" calcext:value-type="float">
            <text:p>198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11.54" calcext:value-type="float">
            <text:p>711.5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71.46" calcext:value-type="float">
            <text:p>471.4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522.47" calcext:value-type="float">
            <text:p>522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84.22" calcext:value-type="float">
            <text:p>784.2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19.67" calcext:value-type="float">
            <text:p>419.6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369.19" calcext:value-type="float">
            <text:p>369.1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369.61" calcext:value-type="float">
            <text:p>369.6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46.17" calcext:value-type="float">
            <text:p>346.1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94.54" calcext:value-type="float">
            <text:p>294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57.63" calcext:value-type="float">
            <text:p>257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169.59" calcext:value-type="float">
            <text:p>169.5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55.26" calcext:value-type="float">
            <text:p>655.2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140.69" calcext:value-type="float">
            <text:p>140.6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01.57" calcext:value-type="float">
            <text:p>401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66.94" calcext:value-type="float">
            <text:p>166.9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109.64" calcext:value-type="float">
            <text:p>109.6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208.82" calcext:value-type="float">
            <text:p>208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9.29" calcext:value-type="float">
            <text:p>769.2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6.71" calcext:value-type="float">
            <text:p>766.7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234.49" calcext:value-type="float">
            <text:p>234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083.15" calcext:value-type="float">
            <text:p>1083.15</text:p>
          </table:table-cell>
        </table:table-row>
      </table:table>
      <table:table table:name="table.top20.builds" table:style-name="ta1">
        <table:table-column table:style-name="co38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8.73" calcext:value-type="float">
            <text:p>478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24.18" calcext:value-type="float">
            <text:p>424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93.77" calcext:value-type="float">
            <text:p>293.7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50.37" calcext:value-type="float">
            <text:p>250.3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315.61" calcext:value-type="float">
            <text:p>315.6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5.67" calcext:value-type="float">
            <text:p>255.6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307.43" calcext:value-type="float">
            <text:p>307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float" office:value="145.24" calcext:value-type="float">
            <text:p>145.2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135.48" calcext:value-type="float">
            <text:p>135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11.79" calcext:value-type="float">
            <text:p>411.7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86.51" calcext:value-type="float">
            <text:p>286.5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292.34" calcext:value-type="float">
            <text:p>292.3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316.18" calcext:value-type="float">
            <text:p>316.1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78.29" calcext:value-type="float">
            <text:p>278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185.83" calcext:value-type="float">
            <text:p>185.8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256.21" calcext:value-type="float">
            <text:p>256.2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08.17" calcext:value-type="float">
            <text:p>308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51.22" calcext:value-type="float">
            <text:p>15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11325.64" calcext:value-type="float">
            <text:p>11325.6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993.14" calcext:value-type="float">
            <text:p>13993.1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7543.27" calcext:value-type="float">
            <text:p>7543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27.87" calcext:value-type="float">
            <text:p>4627.8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54.71" calcext:value-type="float">
            <text:p>4554.7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5.07" calcext:value-type="float">
            <text:p>2485.0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565.58" calcext:value-type="float">
            <text:p>4565.5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95.65" calcext:value-type="float">
            <text:p>4095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91.3" calcext:value-type="float">
            <text:p>4591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78.6" calcext:value-type="float">
            <text:p>2478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32.49" calcext:value-type="float">
            <text:p>4632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79.21" calcext:value-type="float">
            <text:p>4579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4.41" calcext:value-type="float">
            <text:p>2484.4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74.95" calcext:value-type="float">
            <text:p>5774.9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605.65" calcext:value-type="float">
            <text:p>3605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50.11" calcext:value-type="float">
            <text:p>5750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02.05" calcext:value-type="float">
            <text:p>3102.0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90.72" calcext:value-type="float">
            <text:p>5790.7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859.7" calcext:value-type="float">
            <text:p>4859.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66.18" calcext:value-type="float">
            <text:p>5766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10.15" calcext:value-type="float">
            <text:p>311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24719.87" calcext:value-type="float">
            <text:p>24719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165.89" calcext:value-type="float">
            <text:p>24165.8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567.36" calcext:value-type="float">
            <text:p>13567.3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6424.14" calcext:value-type="float">
            <text:p>6424.1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789.55" calcext:value-type="float">
            <text:p>4789.5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6321.69" calcext:value-type="float">
            <text:p>6321.6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74.84" calcext:value-type="float">
            <text:p>3074.8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087.97" calcext:value-type="float">
            <text:p>4087.9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2761.33" calcext:value-type="float">
            <text:p>2761.3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30.35" calcext:value-type="float">
            <text:p>4030.3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2.3" calcext:value-type="float">
            <text:p>3542.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2837.09" calcext:value-type="float">
            <text:p>2837.0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4.15" calcext:value-type="float">
            <text:p>90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4.15" calcext:value-type="float">
            <text:p>83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99.71" calcext:value-type="float">
            <text:p>799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1.93" calcext:value-type="float">
            <text:p>68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1.96" calcext:value-type="float">
            <text:p>78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6.82" calcext:value-type="float">
            <text:p>656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0.88" calcext:value-type="float">
            <text:p>900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3.29" calcext:value-type="float">
            <text:p>683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092.48" calcext:value-type="float">
            <text:p>1092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101.03" calcext:value-type="float">
            <text:p>1101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6.53" calcext:value-type="float">
            <text:p>986.5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5932.45" calcext:value-type="float">
            <text:p>5932.4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675.66" calcext:value-type="float">
            <text:p>6675.6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397.07" calcext:value-type="float">
            <text:p>3397.0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657.23" calcext:value-type="float">
            <text:p>1657.2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825.49" calcext:value-type="float">
            <text:p>1825.4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597.42" calcext:value-type="float">
            <text:p>1597.4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713.54" calcext:value-type="float">
            <text:p>713.5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613.35" calcext:value-type="float">
            <text:p>613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62.95" calcext:value-type="float">
            <text:p>162.9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2242.72" calcext:value-type="float">
            <text:p>2242.7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479.17" calcext:value-type="float">
            <text:p>2479.1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165.69" calcext:value-type="float">
            <text:p>2165.6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11.34" calcext:value-type="float">
            <text:p>711.3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3.21" calcext:value-type="float">
            <text:p>713.2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16.18" calcext:value-type="float">
            <text:p>1616.1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38.5" calcext:value-type="float">
            <text:p>738.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9.69" calcext:value-type="float">
            <text:p>1599.6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20.22" calcext:value-type="float">
            <text:p>72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28.48" calcext:value-type="float">
            <text:p>728.4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3.29" calcext:value-type="float">
            <text:p>1593.2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5.08" calcext:value-type="float">
            <text:p>1825.0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77.11" calcext:value-type="float">
            <text:p>777.1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803.83" calcext:value-type="float">
            <text:p>1803.8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798.57" calcext:value-type="float">
            <text:p>1798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4117.87" calcext:value-type="float">
            <text:p>4117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5503.65" calcext:value-type="float">
            <text:p>5503.6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074.22" calcext:value-type="float">
            <text:p>2074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546.71" calcext:value-type="float">
            <text:p>1546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254.36" calcext:value-type="float">
            <text:p>1254.3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801.85" calcext:value-type="float">
            <text:p>1801.8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56.17" calcext:value-type="float">
            <text:p>1656.1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135.7" calcext:value-type="float">
            <text:p>1135.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05.95" calcext:value-type="float">
            <text:p>305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7.12" calcext:value-type="float">
            <text:p>317.1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00.03" calcext:value-type="float">
            <text:p>300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34.03" calcext:value-type="float">
            <text:p>334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32.45" calcext:value-type="float">
            <text:p>532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4.87" calcext:value-type="float">
            <text:p>244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71.37" calcext:value-type="float">
            <text:p>271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54.3" calcext:value-type="float">
            <text:p>354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75.89" calcext:value-type="float">
            <text:p>375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82.53" calcext:value-type="float">
            <text:p>3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0.33" calcext:value-type="float">
            <text:p>42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8.95" calcext:value-type="float">
            <text:p>428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827.89" calcext:value-type="float">
            <text:p>827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55.07" calcext:value-type="float">
            <text:p>455.0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55.68" calcext:value-type="float">
            <text:p>455.6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5.78" calcext:value-type="float">
            <text:p>175.7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01.78" calcext:value-type="float">
            <text:p>301.7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1.09" calcext:value-type="float">
            <text:p>171.0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08.95" calcext:value-type="float">
            <text:p>308.9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93.97" calcext:value-type="float">
            <text:p>993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55.45" calcext:value-type="float">
            <text:p>655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8.3" calcext:value-type="float">
            <text:p>778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6.96" calcext:value-type="float">
            <text:p>826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10.81" calcext:value-type="float">
            <text:p>610.8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76.95" calcext:value-type="float">
            <text:p>876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5.9" calcext:value-type="float">
            <text:p>905.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459.35" calcext:value-type="float">
            <text:p>459.3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143.48" calcext:value-type="float">
            <text:p>1143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7.49" calcext:value-type="float">
            <text:p>907.4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53.94" calcext:value-type="float">
            <text:p>253.9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124.98" calcext:value-type="float">
            <text:p>124.9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208.74" calcext:value-type="float">
            <text:p>208.7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54.47" calcext:value-type="float">
            <text:p>354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273.77" calcext:value-type="float">
            <text:p>27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66.63" calcext:value-type="float">
            <text:p>366.6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303.03" calcext:value-type="float">
            <text:p>303.0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67.06" calcext:value-type="float">
            <text:p>167.0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647.25" calcext:value-type="float">
            <text:p>647.2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8.07" calcext:value-type="float">
            <text:p>298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7.72" calcext:value-type="float">
            <text:p>29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09.41" calcext:value-type="float">
            <text:p>309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28.96" calcext:value-type="float">
            <text:p>128.9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88.01" calcext:value-type="float">
            <text:p>288.0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284.66" calcext:value-type="float">
            <text:p>284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261.14" calcext:value-type="float">
            <text:p>26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28.66" calcext:value-type="float">
            <text:p>228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99.06" calcext:value-type="float">
            <text:p>899.0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94.84" calcext:value-type="float">
            <text:p>294.8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0.55" calcext:value-type="float">
            <text:p>130.5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8.79" calcext:value-type="float">
            <text:p>138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75.86" calcext:value-type="float">
            <text:p>875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09.84" calcext:value-type="float">
            <text:p>409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80.05" calcext:value-type="float">
            <text:p>880.0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10.22" calcext:value-type="float">
            <text:p>410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08.22" calcext:value-type="float">
            <text:p>1008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07.56" calcext:value-type="float">
            <text:p>1007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5.99" calcext:value-type="float">
            <text:p>435.9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42.55" calcext:value-type="float">
            <text:p>1042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3987.69" calcext:value-type="float">
            <text:p>3987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3766.96" calcext:value-type="float">
            <text:p>3766.9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1345.32" calcext:value-type="float">
            <text:p>1345.3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126.82" calcext:value-type="float">
            <text:p>1126.8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20.99" calcext:value-type="float">
            <text:p>520.9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259.72" calcext:value-type="float">
            <text:p>1259.7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7.64" calcext:value-type="float">
            <text:p>437.6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342.56" calcext:value-type="float">
            <text:p>342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88.21" calcext:value-type="float">
            <text:p>388.2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614.24" calcext:value-type="float">
            <text:p>614.2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39.02" calcext:value-type="float">
            <text:p>339.0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9.82" calcext:value-type="float">
            <text:p>369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0.48" calcext:value-type="float">
            <text:p>360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6.42" calcext:value-type="float">
            <text:p>286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0.86" calcext:value-type="float">
            <text:p>250.8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7.45" calcext:value-type="float">
            <text:p>287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833.53" calcext:value-type="float">
            <text:p>833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448.44" calcext:value-type="float">
            <text:p>448.4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453.5" calcext:value-type="float">
            <text:p>453.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08.48" calcext:value-type="float">
            <text:p>208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7.87" calcext:value-type="float">
            <text:p>187.8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161.79" calcext:value-type="float">
            <text:p>161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93.99" calcext:value-type="float">
            <text:p>293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3.3" calcext:value-type="float">
            <text:p>283.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96.17" calcext:value-type="float">
            <text:p>49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172.37" calcext:value-type="float">
            <text:p>1172.3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5.15" calcext:value-type="float">
            <text:p>345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6.18" calcext:value-type="float">
            <text:p>62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5.63" calcext:value-type="float">
            <text:p>19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35" calcext:value-type="float">
            <text:p>625.3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32.46" calcext:value-type="float">
            <text:p>63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31.96" calcext:value-type="float">
            <text:p>23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6.52" calcext:value-type="float">
            <text:p>196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61.77" calcext:value-type="float">
            <text:p>761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81.8" calcext:value-type="float">
            <text:p>681.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59.25" calcext:value-type="float">
            <text:p>259.2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833.29" calcext:value-type="float">
            <text:p>1833.2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681.4" calcext:value-type="float">
            <text:p>1681.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568.62" calcext:value-type="float">
            <text:p>568.6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2.34" calcext:value-type="float">
            <text:p>342.3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520.6" calcext:value-type="float">
            <text:p>520.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82.32" calcext:value-type="float">
            <text:p>182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58.98" calcext:value-type="float">
            <text:p>358.9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float" office:value="787" calcext:value-type="float">
            <text:p>7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21.01" calcext:value-type="float">
            <text:p>521.0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86" calcext:value-type="float">
            <text:p>222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50.82" calcext:value-type="float">
            <text:p>250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008.47" calcext:value-type="float">
            <text:p>1008.4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51.27" calcext:value-type="float">
            <text:p>151.2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06.38" calcext:value-type="float">
            <text:p>606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7.46" calcext:value-type="float">
            <text:p>187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46" calcext:value-type="float">
            <text:p>30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2.27" calcext:value-type="float">
            <text:p>312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79" calcext:value-type="float">
            <text:p>302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06.27" calcext:value-type="float">
            <text:p>206.2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7.87" calcext:value-type="float">
            <text:p>307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57.77" calcext:value-type="float">
            <text:p>357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14" calcext:value-type="float">
            <text:p>289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233.82" calcext:value-type="float">
            <text:p>1233.8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332.53" calcext:value-type="float">
            <text:p>1332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47.38" calcext:value-type="float">
            <text:p>247.3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5.68" calcext:value-type="float">
            <text:p>185.6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49.17" calcext:value-type="float">
            <text:p>149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6743.55" calcext:value-type="float">
            <text:p>6743.5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6492.25" calcext:value-type="float">
            <text:p>6492.2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2252.18" calcext:value-type="float">
            <text:p>2252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00.01" calcext:value-type="float">
            <text:p>2300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80.07" calcext:value-type="float">
            <text:p>208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7.8" calcext:value-type="float">
            <text:p>2307.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8.43" calcext:value-type="float">
            <text:p>838.4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269.82" calcext:value-type="float">
            <text:p>2269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391.35" calcext:value-type="float">
            <text:p>2391.3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11.44" calcext:value-type="float">
            <text:p>2311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14.24" calcext:value-type="float">
            <text:p>2314.2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49.42" calcext:value-type="float">
            <text:p>224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6.12" calcext:value-type="float">
            <text:p>2306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70.45" calcext:value-type="float">
            <text:p>2770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83.09" calcext:value-type="float">
            <text:p>2283.0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28.24" calcext:value-type="float">
            <text:p>2828.2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900.42" calcext:value-type="float">
            <text:p>2900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2969.35" calcext:value-type="float">
            <text:p>12969.3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030.75" calcext:value-type="float">
            <text:p>5030.7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3243.81" calcext:value-type="float">
            <text:p>3243.8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3559.41" calcext:value-type="float">
            <text:p>3559.4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1.33" calcext:value-type="float">
            <text:p>1001.3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16.46" calcext:value-type="float">
            <text:p>2016.4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570.37" calcext:value-type="float">
            <text:p>2570.3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5167.27" calcext:value-type="float">
            <text:p>5167.2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4594.28" calcext:value-type="float">
            <text:p>4594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2324.39" calcext:value-type="float">
            <text:p>2324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912.04" calcext:value-type="float">
            <text:p>1912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20.87" calcext:value-type="float">
            <text:p>2120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5.63" calcext:value-type="float">
            <text:p>208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49.77" calcext:value-type="float">
            <text:p>749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10.8" calcext:value-type="float">
            <text:p>2110.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7.06" calcext:value-type="float">
            <text:p>2087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94.52" calcext:value-type="float">
            <text:p>79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35.08" calcext:value-type="float">
            <text:p>935.0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521.53" calcext:value-type="float">
            <text:p>2521.5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594.04" calcext:value-type="float">
            <text:p>2594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99.29" calcext:value-type="float">
            <text:p>999.2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9032.41" calcext:value-type="float">
            <text:p>9032.4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9605.32" calcext:value-type="float">
            <text:p>9605.3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3514.89" calcext:value-type="float">
            <text:p>3514.8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340.51" calcext:value-type="float">
            <text:p>2340.5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828.96" calcext:value-type="float">
            <text:p>2828.9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308.34" calcext:value-type="float">
            <text:p>2308.3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08.57" calcext:value-type="float">
            <text:p>708.5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827.39" calcext:value-type="float">
            <text:p>2827.3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809.77" calcext:value-type="float">
            <text:p>2809.7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377.68" calcext:value-type="float">
            <text:p>377.6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373.3" calcext:value-type="float">
            <text:p>373.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362.87" calcext:value-type="float">
            <text:p>362.8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67.63" calcext:value-type="float">
            <text:p>167.6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12.79" calcext:value-type="float">
            <text:p>312.7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46.75" calcext:value-type="float">
            <text:p>246.7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0.34" calcext:value-type="float">
            <text:p>290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15.91" calcext:value-type="float">
            <text:p>315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2.63" calcext:value-type="float">
            <text:p>292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45.73" calcext:value-type="float">
            <text:p>345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35.29" calcext:value-type="float">
            <text:p>335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06.57" calcext:value-type="float">
            <text:p>306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54" calcext:value-type="float">
            <text:p>998.5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66.17" calcext:value-type="float">
            <text:p>56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53" calcext:value-type="float">
            <text:p>1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233.43" calcext:value-type="float">
            <text:p>2233.4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85.48" calcext:value-type="float">
            <text:p>1785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53.89" calcext:value-type="float">
            <text:p>653.8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86.23" calcext:value-type="float">
            <text:p>386.2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26.4" calcext:value-type="float">
            <text:p>326.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09.21" calcext:value-type="float">
            <text:p>309.2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1009.12" calcext:value-type="float">
            <text:p>11009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1340.96" calcext:value-type="float">
            <text:p>11340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58" calcext:value-type="float">
            <text:p>2660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2.08" calcext:value-type="float">
            <text:p>6462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14.28" calcext:value-type="float">
            <text:p>5514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21.39" calcext:value-type="float">
            <text:p>6321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6.51" calcext:value-type="float">
            <text:p>2026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51.12" calcext:value-type="float">
            <text:p>6351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696.09" calcext:value-type="float">
            <text:p>5696.0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17.46" calcext:value-type="float">
            <text:p>6317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07.12" calcext:value-type="float">
            <text:p>2007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90.62" calcext:value-type="float">
            <text:p>6390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61.55" calcext:value-type="float">
            <text:p>5561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60.64" calcext:value-type="float">
            <text:p>6360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50.51" calcext:value-type="float">
            <text:p>7650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4417.03" calcext:value-type="float">
            <text:p>4417.0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444.33" calcext:value-type="float">
            <text:p>7444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4.23" calcext:value-type="float">
            <text:p>2024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72.7" calcext:value-type="float">
            <text:p>7672.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228.51" calcext:value-type="float">
            <text:p>5228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562.24" calcext:value-type="float">
            <text:p>7562.2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16.49" calcext:value-type="float">
            <text:p>2016.4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232.38" calcext:value-type="float">
            <text:p>13232.3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57.36" calcext:value-type="float">
            <text:p>12757.3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333.93" calcext:value-type="float">
            <text:p>2333.9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5879.58" calcext:value-type="float">
            <text:p>5879.5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5543.48" calcext:value-type="float">
            <text:p>5543.4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758.98" calcext:value-type="float">
            <text:p>1758.9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3017.92" calcext:value-type="float">
            <text:p>3017.9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2156.97" calcext:value-type="float">
            <text:p>2156.9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858.43" calcext:value-type="float">
            <text:p>2858.4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9699.89" calcext:value-type="float">
            <text:p>19699.8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9358.37" calcext:value-type="float">
            <text:p>19358.3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6976.76" calcext:value-type="float">
            <text:p>26976.7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75.13" calcext:value-type="float">
            <text:p>8375.1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197.3" calcext:value-type="float">
            <text:p>9197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47.79" calcext:value-type="float">
            <text:p>8247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399.58" calcext:value-type="float">
            <text:p>17399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289.49" calcext:value-type="float">
            <text:p>8289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72.01" calcext:value-type="float">
            <text:p>9472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62.44" calcext:value-type="float">
            <text:p>8262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574.32" calcext:value-type="float">
            <text:p>17574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09.38" calcext:value-type="float">
            <text:p>8309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240.79" calcext:value-type="float">
            <text:p>9240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59.42" calcext:value-type="float">
            <text:p>825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126.62" calcext:value-type="float">
            <text:p>17126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14.88" calcext:value-type="float">
            <text:p>9614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392.89" calcext:value-type="float">
            <text:p>9392.8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90.77" calcext:value-type="float">
            <text:p>9590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258.88" calcext:value-type="float">
            <text:p>17258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28.34" calcext:value-type="float">
            <text:p>9628.3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61.14" calcext:value-type="float">
            <text:p>9461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23.6" calcext:value-type="float">
            <text:p>9523.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6631.03" calcext:value-type="float">
            <text:p>16631.0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32780.01" calcext:value-type="float">
            <text:p>32780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3274.69" calcext:value-type="float">
            <text:p>33274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34755.89" calcext:value-type="float">
            <text:p>34755.8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191.8" calcext:value-type="float">
            <text:p>9191.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628.41" calcext:value-type="float">
            <text:p>9628.4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075.5" calcext:value-type="float">
            <text:p>9075.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4763.06" calcext:value-type="float">
            <text:p>14763.0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6018.16" calcext:value-type="float">
            <text:p>6018.1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5340.29" calcext:value-type="float">
            <text:p>5340.2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984.95" calcext:value-type="float">
            <text:p>5984.9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332.07" calcext:value-type="float">
            <text:p>10332.0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4343.14" calcext:value-type="float">
            <text:p>4343.1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307.39" calcext:value-type="float">
            <text:p>4307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454.69" calcext:value-type="float">
            <text:p>1454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798.16" calcext:value-type="float">
            <text:p>1798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83.14" calcext:value-type="float">
            <text:p>683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790.06" calcext:value-type="float">
            <text:p>1790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21.56" calcext:value-type="float">
            <text:p>1821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42.6" calcext:value-type="float">
            <text:p>1842.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234.91" calcext:value-type="float">
            <text:p>2234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07.04" calcext:value-type="float">
            <text:p>2207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170.33" calcext:value-type="float">
            <text:p>21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972.12" calcext:value-type="float">
            <text:p>1972.1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30.24" calcext:value-type="float">
            <text:p>2230.2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81.13" calcext:value-type="float">
            <text:p>781.1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9020.49" calcext:value-type="float">
            <text:p>9020.4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8700.24" calcext:value-type="float">
            <text:p>8700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2151.2" calcext:value-type="float">
            <text:p>2151.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980.64" calcext:value-type="float">
            <text:p>1980.6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12.17" calcext:value-type="float">
            <text:p>2512.1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925.72" calcext:value-type="float">
            <text:p>1925.7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62.26" calcext:value-type="float">
            <text:p>762.2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965.83" calcext:value-type="float">
            <text:p>3965.8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65.35" calcext:value-type="float">
            <text:p>2565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172.06" calcext:value-type="float">
            <text:p>4172.0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76.16" calcext:value-type="float">
            <text:p>276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89.2" calcext:value-type="float">
            <text:p>289.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318.16" calcext:value-type="float">
            <text:p>318.1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233.74" calcext:value-type="float">
            <text:p>233.7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173.22" calcext:value-type="float">
            <text:p>173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58.04" calcext:value-type="float">
            <text:p>458.0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0.82" calcext:value-type="float">
            <text:p>390.8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33" calcext:value-type="float">
            <text:p>463.3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0.63" calcext:value-type="float">
            <text:p>440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7" calcext:value-type="float">
            <text:p>463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23.72" calcext:value-type="float">
            <text:p>423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6.92" calcext:value-type="float">
            <text:p>546.9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6" calcext:value-type="float">
            <text:p>463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81.69" calcext:value-type="float">
            <text:p>881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74.01" calcext:value-type="float">
            <text:p>874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46.57" calcext:value-type="float">
            <text:p>346.5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3.22" calcext:value-type="float">
            <text:p>323.2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5.18" calcext:value-type="float">
            <text:p>225.1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3.85" calcext:value-type="float">
            <text:p>133.8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4.42" calcext:value-type="float">
            <text:p>134.42</text:p>
          </table:table-cell>
        </table:table-row>
      </table:table>
      <table:table table:name="table.mbw.sysbench" table:style-name="ta1"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3" table:number-columns-repeated="2" table:default-cell-style-name="Default"/>
        <table:table-column table:style-name="co14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iB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dual-Xeon-E5-2698-v4-4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6988.74" calcext:value-type="float">
            <text:p>16988.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7674.62" calcext:value-type="float">
            <text:p>7674.62</text:p>
          </table:table-cell>
        </table:table-row>
        <table:table-row table:style-name="ro1">
          <table:table-cell office:value-type="string" calcext:value-type="string">
            <text:p>dual-Xeon-E5-2699-v3-8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7208.47" calcext:value-type="float">
            <text:p>17208.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7579.28" calcext:value-type="float">
            <text:p>7579.28</text:p>
          </table:table-cell>
        </table:table-row>
        <table:table-row table:style-name="ro1">
          <table:table-cell office:value-type="string" calcext:value-type="string">
            <text:p>ryzen-5-1600AF/mbw-swap-off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20452.98" calcext:value-type="float">
            <text:p>20452.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96.08" calcext:value-type="float">
            <text:p>296.08</text:p>
          </table:table-cell>
        </table:table-row>
        <table:table-row table:style-name="ro1">
          <table:table-cell office:value-type="string" calcext:value-type="string">
            <text:p>ryzen-5-1600AF/mbw-swap-on-nvme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1343.48" calcext:value-type="float">
            <text:p>21343.4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570.55" calcext:value-type="float">
            <text:p>570.55</text:p>
          </table:table-cell>
        </table:table-row>
        <table:table-row table:style-name="ro1">
          <table:table-cell office:value-type="string" calcext:value-type="string">
            <text:p>ryzen-5-1600AF/mbw-swap-on-rust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2347.84" calcext:value-type="float">
            <text:p>22347.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544.59" calcext:value-type="float">
            <text:p>544.59</text:p>
          </table:table-cell>
        </table:table-row>
        <table:table-row table:style-name="ro1">
          <table:table-cell office:value-type="string" calcext:value-type="string">
            <text:p>dual-Xeon-E5-2698-v4-4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31920.24" calcext:value-type="float">
            <text:p>31920.2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2.97" calcext:value-type="float">
            <text:p>2.97</text:p>
          </table:table-cell>
          <table:table-cell office:value-type="float" office:value="131642.18" calcext:value-type="float">
            <text:p>131642.18</text:p>
          </table:table-cell>
        </table:table-row>
        <table:table-row table:style-name="ro1">
          <table:table-cell office:value-type="string" calcext:value-type="string">
            <text:p>dual-Xeon-E5-2699-v3-8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51588.66" calcext:value-type="float">
            <text:p>51588.66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6.81" calcext:value-type="float">
            <text:p>16.81</text:p>
          </table:table-cell>
          <table:table-cell office:value-type="float" office:value="2.61" calcext:value-type="float">
            <text:p>2.61</text:p>
          </table:table-cell>
          <table:table-cell office:value-type="float" office:value="96725.08" calcext:value-type="float">
            <text:p>96725.08</text:p>
          </table:table-cell>
        </table:table-row>
        <table:table-row table:style-name="ro1">
          <table:table-cell office:value-type="string" calcext:value-type="string">
            <text:p>ryzen-5-1600AF/mbw-swap-off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35564.28" calcext:value-type="float">
            <text:p>35564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office:value-type="float" office:value="52.32" calcext:value-type="float">
            <text:p>52.32</text:p>
          </table:table-cell>
          <table:table-cell office:value-type="float" office:value="0.61" calcext:value-type="float">
            <text:p>0.61</text:p>
          </table:table-cell>
          <table:table-cell office:value-type="float" office:value="4211.78" calcext:value-type="float">
            <text:p>4211.78</text:p>
          </table:table-cell>
        </table:table-row>
        <table:table-row table:style-name="ro1">
          <table:table-cell office:value-type="string" calcext:value-type="string">
            <text:p>ryzen-5-1600AF/mbw-swap-on-nvme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3445.43" calcext:value-type="float">
            <text:p>33445.43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office:value-type="float" office:value="100.34" calcext:value-type="float">
            <text:p>100.34</text:p>
          </table:table-cell>
          <table:table-cell office:value-type="float" office:value="0.69" calcext:value-type="float">
            <text:p>0.69</text:p>
          </table:table-cell>
          <table:table-cell office:value-type="float" office:value="16949.13" calcext:value-type="float">
            <text:p>16949.13</text:p>
          </table:table-cell>
        </table:table-row>
        <table:table-row table:style-name="ro1">
          <table:table-cell office:value-type="string" calcext:value-type="string">
            <text:p>ryzen-5-1600AF/mbw-swap-on-rust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6368.51" calcext:value-type="float">
            <text:p>36368.51</text:p>
          </table:table-cell>
          <table:table-cell office:value-type="float" office:value="0.0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7" calcext:value-type="float">
            <text:p>0.7</text:p>
          </table:table-cell>
          <table:table-cell office:value-type="float" office:value="15324.68" calcext:value-type="float">
            <text:p>15324.68</text:p>
          </table:table-cell>
        </table:table-row>
        <table:table-row table:style-name="ro1">
          <table:table-cell office:value-type="string" calcext:value-type="string">
            <text:p>dual-Xeon-E5-2698-v4-4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480792.26" calcext:value-type="float">
            <text:p>5480792.26</text:p>
          </table:table-cell>
          <table:table-cell office:value-type="float" office:value="5352.34" calcext:value-type="float">
            <text:p>53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4436.92" calcext:value-type="float">
            <text:p>4436.92</text:p>
          </table:table-cell>
        </table:table-row>
        <table:table-row table:style-name="ro1">
          <table:table-cell office:value-type="string" calcext:value-type="string">
            <text:p>dual-Xeon-E5-2699-v3-8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607622.44" calcext:value-type="float">
            <text:p>5607622.44</text:p>
          </table:table-cell>
          <table:table-cell office:value-type="float" office:value="5476.19" calcext:value-type="float">
            <text:p>54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386.13" calcext:value-type="float">
            <text:p>4386.13</text:p>
          </table:table-cell>
        </table:table-row>
        <table:table-row table:style-name="ro1">
          <table:table-cell office:value-type="string" calcext:value-type="string">
            <text:p>ryzen-5-1600AF/mbw-swap-off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6407598.52" calcext:value-type="float">
            <text:p>6407598.52</text:p>
          </table:table-cell>
          <table:table-cell office:value-type="float" office:value="6257.42" calcext:value-type="float">
            <text:p>62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string" calcext:value-type="string">
            <text:p>ryzen-5-1600AF/mbw-swap-on-nvme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40109.12" calcext:value-type="float">
            <text:p>6440109.12</text:p>
          </table:table-cell>
          <table:table-cell office:value-type="float" office:value="6289.17" calcext:value-type="float">
            <text:p>628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0.36" calcext:value-type="float">
            <text:p>840.36</text:p>
          </table:table-cell>
        </table:table-row>
        <table:table-row table:style-name="ro1">
          <table:table-cell office:value-type="string" calcext:value-type="string">
            <text:p>ryzen-5-1600AF/mbw-swap-on-rust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62258.47" calcext:value-type="float">
            <text:p>6462258.47</text:p>
          </table:table-cell>
          <table:table-cell office:value-type="float" office:value="6310.8" calcext:value-type="float">
            <text:p>63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6.98" calcext:value-type="float">
            <text:p>836.98</text:p>
          </table:table-cell>
        </table:table-row>
        <table:table-row table:style-name="ro1">
          <table:table-cell office:value-type="string" calcext:value-type="string">
            <text:p>dual-Xeon-E5-2698-v4-4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8680153.57" calcext:value-type="float">
            <text:p>8680153.57</text:p>
          </table:table-cell>
          <table:table-cell office:value-type="float" office:value="8476.71" calcext:value-type="float">
            <text:p>8476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04" calcext:value-type="float">
            <text:p>20.04</text:p>
          </table:table-cell>
          <table:table-cell office:value-type="float" office:value="0.01" calcext:value-type="float">
            <text:p>0.01</text:p>
          </table:table-cell>
          <table:table-cell office:value-type="float" office:value="616755.12" calcext:value-type="float">
            <text:p>616755.12</text:p>
          </table:table-cell>
        </table:table-row>
        <table:table-row table:style-name="ro1">
          <table:table-cell office:value-type="string" calcext:value-type="string">
            <text:p>dual-Xeon-E5-2699-v3-8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9316025.65" calcext:value-type="float">
            <text:p>9316025.65</text:p>
          </table:table-cell>
          <table:table-cell office:value-type="float" office:value="9097.68" calcext:value-type="float">
            <text:p>9097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.72" calcext:value-type="float">
            <text:p>15.72</text:p>
          </table:table-cell>
          <table:table-cell office:value-type="float" office:value="0.01" calcext:value-type="float">
            <text:p>0.01</text:p>
          </table:table-cell>
          <table:table-cell office:value-type="float" office:value="615769.95" calcext:value-type="float">
            <text:p>615769.95</text:p>
          </table:table-cell>
        </table:table-row>
        <table:table-row table:style-name="ro1">
          <table:table-cell office:value-type="string" calcext:value-type="string">
            <text:p>ryzen-5-1600AF/mbw-swap-off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404474.73" calcext:value-type="float">
            <text:p>8404474.73</text:p>
          </table:table-cell>
          <table:table-cell office:value-type="float" office:value="8207.49" calcext:value-type="float">
            <text:p>820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1" calcext:value-type="float">
            <text:p>84.01</text:p>
          </table:table-cell>
          <table:table-cell office:value-type="float" office:value="0" calcext:value-type="float">
            <text:p>0</text:p>
          </table:table-cell>
          <table:table-cell office:value-type="float" office:value="29133.47" calcext:value-type="float">
            <text:p>29133.47</text:p>
          </table:table-cell>
        </table:table-row>
        <table:table-row table:style-name="ro1">
          <table:table-cell office:value-type="string" calcext:value-type="string">
            <text:p>ryzen-5-1600AF/mbw-swap-on-nvme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72642.62" calcext:value-type="float">
            <text:p>8472642.62</text:p>
          </table:table-cell>
          <table:table-cell office:value-type="float" office:value="8274.07" calcext:value-type="float">
            <text:p>8274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74986.05" calcext:value-type="float">
            <text:p>74986.05</text:p>
          </table:table-cell>
        </table:table-row>
        <table:table-row table:style-name="ro1">
          <table:table-cell office:value-type="string" calcext:value-type="string">
            <text:p>ryzen-5-1600AF/mbw-swap-on-rust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86825.38" calcext:value-type="float">
            <text:p>8486825.38</text:p>
          </table:table-cell>
          <table:table-cell office:value-type="float" office:value="8287.92" calcext:value-type="float">
            <text:p>8287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.01" calcext:value-type="float">
            <text:p>184.01</text:p>
          </table:table-cell>
          <table:table-cell office:value-type="float" office:value="0" calcext:value-type="float">
            <text:p>0</text:p>
          </table:table-cell>
          <table:table-cell office:value-type="float" office:value="73547.9" calcext:value-type="float">
            <text:p>73547.9</text:p>
          </table:table-cell>
        </table:table-row>
      </table:table>
      <table:table table:name="table.mbw" table:style-name="ta1">
        <table:table-column table:style-name="co39" table:default-cell-style-name="Default"/>
        <table:table-column table:style-name="co26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iB/s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MB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MB</text:p>
          </table:table-cell>
          <table:table-cell office:value-type="float" office:value="5437.229" calcext:value-type="float">
            <text:p>5437.22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DUMB</text:p>
          </table:table-cell>
          <table:table-cell office:value-type="float" office:value="15901.987" calcext:value-type="float">
            <text:p>15901.987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DUMB</text:p>
          </table:table-cell>
          <table:table-cell office:value-type="float" office:value="238.068" calcext:value-type="float">
            <text:p>238.06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DUMB</text:p>
          </table:table-cell>
          <table:table-cell office:value-type="float" office:value="49.538" calcext:value-type="float">
            <text:p>49.5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CBLOCK</text:p>
          </table:table-cell>
          <table:table-cell office:value-type="float" office:value="3581.945" calcext:value-type="float">
            <text:p>3581.9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CBLOCK</text:p>
          </table:table-cell>
          <table:table-cell office:value-type="float" office:value="4161.497" calcext:value-type="float">
            <text:p>4161.49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CBLOCK</text:p>
          </table:table-cell>
          <table:table-cell office:value-type="float" office:value="10241.803" calcext:value-type="float">
            <text:p>10241.803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CBLOCK</text:p>
          </table:table-cell>
          <table:table-cell office:value-type="float" office:value="8947.648" calcext:value-type="float">
            <text:p>8947.64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CBLOCK</text:p>
          </table:table-cell>
          <table:table-cell office:value-type="float" office:value="9427.107" calcext:value-type="float">
            <text:p>9427.1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EMCPY</text:p>
          </table:table-cell>
          <table:table-cell office:value-type="float" office:value="420.803" calcext:value-type="float">
            <text:p>420.8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EMCPY</text:p>
          </table:table-cell>
          <table:table-cell office:value-type="float" office:value="2592.939" calcext:value-type="float">
            <text:p>2592.93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EMCPY</text:p>
          </table:table-cell>
          <table:table-cell office:value-type="float" office:value="7489.258" calcext:value-type="float">
            <text:p>7489.258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EMCPY</text:p>
          </table:table-cell>
          <table:table-cell office:value-type="float" office:value="217.074" calcext:value-type="float">
            <text:p>217.074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EMCPY</text:p>
          </table:table-cell>
          <table:table-cell office:value-type="float" office:value="49.09" calcext:value-type="float">
            <text:p>49.09</text:p>
          </table:table-cell>
        </table:table-row>
      </table:table>
      <table:named-expressions/>
      <table:database-ranges>
        <table:database-range table:name="__Anonymous_Sheet_DB__8" table:target-range-address="'table.top20.builds'.A1:'table.top20.builds'.D1646" table:display-filter-buttons="true">
          <table:filter>
            <table:filter-and>
              <table:filter-condition table:field-number="2" table:value="chromium-x11.do_compile" table:operator="=">
                <table:filter-set-item table:value="chromium-x11.do_compile"/>
                <table:filter-set-item table:value="firefox.do_compile"/>
              </table:filter-condition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9" table:target-range-address="'table.mbw.sysbench'.A1:'table.mbw.sysbench'.K21" table:display-filter-buttons="true">
          <table:sort>
            <table:sort-by table:field-number="2" table:data-type="automatic"/>
          </table:sort>
        </table:database-range>
        <table:database-range table:name="__Anonymous_Sheet_DB__10" table:target-range-address="'table.mbw'.A1:'table.mbw'.C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23:25:36.89775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4T00:49:58.763048063</dc:date>
    <meta:editing-duration>PT2H54M37S</meta:editing-duration>
    <meta:editing-cycles>6</meta:editing-cycles>
    <meta:generator>LibreOffice/6.3.4.2$Linux_X86_64 LibreOffice_project/30$Build-2</meta:generator>
    <meta:document-statistic meta:table-count="11" meta:cell-count="12937" meta:object-count="0"/>
  </office:meta>
</office:document-meta>
</file>